
<file path=META-INF/manifest.xml><?xml version="1.0" encoding="utf-8"?>
<manifest:manifest xmlns:manifest="urn:oasis:names:tc:opendocument:xmlns:manifest:1.0">
  <manifest:file-entry manifest:media-type="application/vnd.oasis.opendocument.spreadsheet" manifest:version="1.2"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ymbol" svg:font-family="Symbol"/>
    <style:font-face style:name="Times-Roman" svg:font-family="Times-Roman" style:font-family-generic="roman"/>
    <style:font-face style:name="Helvetica" svg:font-family="Helvetica" style:font-family-generic="swiss"/>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3" style:family="table-column">
      <style:table-column-properties fo:break-before="auto" style:column-width="0.8925in"/>
    </style:style>
    <style:style style:name="co2" style:family="table-column">
      <style:table-column-properties fo:break-before="auto" style:column-width="2.1882in"/>
    </style:style>
    <style:style style:name="co4" style:family="table-column">
      <style:table-column-properties fo:break-before="auto" style:column-width="16.9492in"/>
    </style:style>
    <style:style style:name="ro1" style:family="table-row">
      <style:table-row-properties style:row-height="0.1638in" fo:break-before="auto" style:use-optimal-row-height="true"/>
    </style:style>
    <style:style style:name="ro2" style:family="table-row">
      <style:table-row-properties style:row-height="0.178in" fo:break-before="auto" style:use-optimal-row-height="true"/>
    </style:style>
    <style:style style:name="ro3" style:family="table-row">
      <style:table-row-properties style:row-height="0.1862in" fo:break-before="auto" style:use-optimal-row-height="true"/>
    </style:style>
    <style:style style:name="ro4" style:family="table-row">
      <style:table-row-properties style:row-height="0.4866in" fo:break-before="auto" style:use-optimal-row-height="true"/>
    </style:style>
    <style:style style:name="ro5" style:family="table-row">
      <style:table-row-properties style:row-height="0.6425in" fo:break-before="auto" style:use-optimal-row-height="true"/>
    </style:style>
    <style:style style:name="ro6" style:family="table-row">
      <style:table-row-properties style:row-height="0.3417in" fo:break-before="auto" style:use-optimal-row-height="true"/>
    </style:style>
    <style:style style:name="ro7" style:family="table-row">
      <style:table-row-properties style:row-height="0.3311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color="#000000" style:text-outline="false" style:text-line-through-style="none" style:font-name="Helvetica" fo:font-size="9pt" fo:language="en" fo:country="US" fo:font-style="normal" fo:text-shadow="none" style:text-underline-style="none" fo:font-weight="normal" style:text-underline-mode="continuous" style:text-overline-mode="continuous" style:text-line-through-mode="continuous" style:font-name-asian="Helvetica" style:font-size-asian="9pt" style:language-asian="en" style:country-asian="US" style:font-style-asian="normal" style:font-weight-asian="normal" style:font-size-complex="5.09999990463257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ext-properties fo:color="#000000" style:text-outline="false" style:text-line-through-style="none" style:font-name="Times-Roman" fo:font-size="10pt" fo:language="en" fo:country="US" fo:font-style="normal" fo:text-shadow="none" style:text-underline-style="none" fo:font-weight="normal" style:text-underline-mode="continuous" style:text-overline-mode="continuous" style:text-line-through-mode="continuous" style:font-name-asian="Times-Roman"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ext-properties fo:color="#000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ext-properties fo:color="#000000" style:font-name="Times-Roman" fo:language="en" fo:country="US" style:font-name-asian="Times-Roman" style:language-asian="en" style:country-asian="US" style:font-name-complex="Times-Roman" style:font-size-complex="5.65000009536743pt" style:language-complex="en" style:country-complex="US"/>
    </style:style>
    <style:style style:name="ce5" style:family="table-cell" style:parent-style-name="Default">
      <style:text-properties fo:color="#000000" style:text-outline="false" style:text-line-through-style="none"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5.09999990463257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ext-properties fo:color="#000000" style:font-name="Helvetica" fo:font-size="9pt" fo:language="en" fo:country="US" style:font-name-asian="Helvetica" style:font-size-asian="9pt" style:language-asian="en" style:country-asian="US" style:font-name-complex="Helvetica" style:font-size-complex="5.09999990463257pt" style:language-complex="en" style:country-complex="US"/>
    </style:style>
    <style:style style:name="ce7" style:family="table-cell" style:parent-style-name="Default">
      <style:text-properties fo:color="#000000" style:text-outline="false" style:text-line-through-style="none" style:font-name="Times-Roman" fo:language="en" fo:country="US" fo:font-style="normal" fo:text-shadow="none" style:text-underline-style="none" fo:font-weight="normal" style:text-underline-mode="continuous" style:text-overline-mode="continuous" style:text-line-through-mode="continuous" style:font-name-asian="Times-Roman"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ext-properties fo:color="#000000" style:font-name="Times-Roman" fo:language="en" fo:country="US" style:font-name-asian="Times-Roman" style:language-asian="en" style:country-asian="US" style:font-name-complex="Arial Unicode MS" style:font-size-complex="5.65000009536743pt" style:language-complex="en" style:country-complex="US"/>
    </style:style>
    <style:style style:name="ce9" style:family="table-cell" style:parent-style-name="Default">
      <style:text-properties fo:color="#000000" style:text-outline="false" style:text-line-through-style="none" style:font-name="Times-Roman" fo:font-size="9.5pt" fo:language="en" fo:country="US" fo:font-style="normal" fo:text-shadow="none" style:text-underline-style="none" fo:font-weight="normal" style:text-underline-mode="continuous" style:text-overline-mode="continuous" style:text-line-through-mode="continuous" style:font-name-asian="Times-Roman" style:font-size-asian="9.5pt" style:language-asian="en" style:country-asian="US" style:font-style-asian="normal" style:font-weight-asian="normal" style:font-size-complex="5.40000009536743pt"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ext-properties fo:color="#000000" style:text-outline="false" style:text-line-through-style="none"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text-properties fo:color="#000000" style:text-outline="false" style:text-line-through-style="none" style:font-name="Times-Roman" fo:language="en" fo:country="US" fo:font-style="normal" fo:text-shadow="none" style:text-underline-style="none" fo:font-weight="normal" style:text-underline-mode="continuous" style:text-overline-mode="continuous" style:text-line-through-mode="continuous" style:font-name-asian="Times-Roman" style:language-asian="en" style:country-asian="US" style:font-style-asian="normal" style:font-weight-asian="normal" style:font-name-complex="Times-Roman" style:language-complex="en" style:country-complex="US" style:font-style-complex="normal" style:font-weight-complex="normal" style:text-emphasize="none" style:font-relief="none" style:text-overline-style="none" style:text-overline-color="font-color"/>
    </style:style>
    <style:style style:name="ce12" style:family="table-cell" style:parent-style-name="Default">
      <style:text-properties fo:color="#000000" fo:language="en" fo:country="US" style:language-asian="en" style:country-asian="US" style:font-size-complex="5.65000009536743pt" style:language-complex="en" style:country-complex="US"/>
    </style:style>
    <style:style style:name="ce13" style:family="table-cell" style:parent-style-name="Default">
      <style:text-properties fo:color="#000000" style:font-name="Times-Roman" fo:font-size="10pt" style:font-name-asian="Times-Roman" style:font-size-asian="10pt" style:font-name-complex="Times-Roman" style:font-size-complex="5.65000009536743pt"/>
    </style:style>
    <style:style style:name="ta_extref" style:family="table">
      <style:table-properties table:display="false"/>
    </style:style>
    <style:style style:name="T1" style:family="text">
      <style:text-properties fo:color="#000000" style:font-name="Times-Roman" fo:font-size="10pt" style:font-name-asian="Times-Roman" style:font-size-asian="10pt" style:font-name-complex="Times-Roman" style:font-size-complex="5.69999980926514pt"/>
    </style:style>
    <style:style style:name="T2" style:family="text">
      <style:text-properties fo:color="#000000" style:font-name="Times-Roman" fo:font-size="7.5pt" style:font-name-asian="Times-Roman" style:font-size-asian="7.5pt" style:font-name-complex="Times-Roman" style:font-size-complex="4.30000019073486pt"/>
    </style:style>
    <style:style style:name="T3" style:family="text">
      <style:text-properties fo:color="#000000" style:font-name="Symbol" fo:font-size="10pt" style:font-name-asian="Symbol" style:font-size-asian="10pt" style:font-name-complex="Symbol" style:font-size-complex="5.69999980926514pt"/>
    </style:style>
    <style:style style:name="T4" style:family="text">
      <style:text-properties fo:color="#000000" style:font-name="Symbol" fo:font-size="9pt" style:font-name-asian="Symbol" style:font-size-asian="9pt" style:font-name-complex="Symbol" style:font-size-complex="5.09999990463257pt"/>
    </style:style>
    <style:style style:name="T5" style:family="text">
      <style:text-properties fo:color="#000000" style:font-name="Helvetica" fo:font-size="9pt" style:font-name-asian="Helvetica" style:font-size-asian="9pt" style:font-name-complex="Helvetica" style:font-size-complex="5.09999990463257pt"/>
    </style:style>
    <style:style style:name="T6" style:family="text">
      <style:text-properties fo:color="#000000" style:font-name="Times-Roman" fo:font-size="9.5pt" style:font-name-asian="Times-Roman" style:font-size-asian="9.5pt" style:font-name-complex="Times-Roman" style:font-size-complex="5.40000009536743pt"/>
    </style:style>
    <style:style style:name="T7" style:family="text">
      <style:text-properties fo:color="#000000" style:font-name="Symbol" fo:font-size="7.5pt" style:font-name-asian="Symbol" style:font-size-asian="7.5pt" style:font-name-complex="Symbol" style:font-size-complex="4.30000019073486pt"/>
    </style:style>
    <style:style style:name="T8" style:family="text">
      <style:text-properties fo:color="#000000" style:font-name="Times-Roman" style:font-name-asian="Times-Roman" style:font-name-complex="Times-Roman" style:font-size-complex="5.69999980926514pt"/>
    </style:style>
    <style:style style:name="T9" style:family="text">
      <style:text-properties style:font-name-complex="Times-Roman" style:font-size-complex="5.69999980926514pt"/>
    </style:style>
    <style:style style:name="T10" style:family="text">
      <style:text-properties fo:color="#000000" style:font-name="Symbol" fo:font-size="10pt" fo:language="en" fo:country="US" style:font-name-asian="Symbol" style:font-size-asian="10pt" style:language-asian="en" style:country-asian="US" style:font-name-complex="Symbol" style:font-size-complex="5.69999980926514pt" style:language-complex="en" style:country-complex="US"/>
    </style:style>
    <style:style style:name="T11" style:family="text">
      <style:text-properties fo:color="#000000" style:font-name="Times-Roman" fo:font-size="10pt" fo:language="en" fo:country="US" style:font-name-asian="Times-Roman" style:font-size-asian="10pt" style:language-asian="en" style:country-asian="US" style:font-name-complex="Times-Roman" style:font-size-complex="5.69999980926514pt" style:language-complex="en" style:country-complex="US"/>
    </style:style>
  </office:automatic-styles>
  <office:body>
    <office:spreadsheet>
      <table:table table:name="Sheet1" table:style-name="ta1" table:print="false">
        <table:table-column table:style-name="co2" table:default-cell-style-name="Default"/>
        <table:table-column table:style-name="co4" table:default-cell-style-name="ce2"/>
        <table:table-row table:style-name="ro2">
          <table:table-cell table:style-name="ce1"/>
          <table:table-cell/>
        </table:table-row>
        <table:table-row table:style-name="ro2">
          <table:table-cell table:style-name="ce1" office:value-type="string">
            <text:p>Gram stain limitations</text:p>
          </table:table-cell>
          <table:table-cell office:value-type="string">
            <text:p>These Rascals May Microscopically Lack Color.</text:p>
          </table:table-cell>
        </table:table-row>
        <table:table-row table:style-name="ro2">
          <table:table-cell/>
          <table:table-cell office:value-type="string">
            <text:p>Treponemes––darkfield microscopy and fluorescent antibody staining.</text:p>
          </table:table-cell>
        </table:table-row>
        <table:table-row table:style-name="ro2">
          <table:table-cell/>
          <table:table-cell office:value-type="string">
            <text:p>Mycobacteria––acid fast. Legionella––silver stain.</text:p>
          </table:table-cell>
        </table:table-row>
        <table:table-row table:style-name="ro2">
          <table:table-cell/>
          <table:table-cell office:value-type="string">
            <text:p>Mycobacteria (high-lipid-content cell wall requires</text:p>
          </table:table-cell>
        </table:table-row>
        <table:table-row table:style-name="ro2">
          <table:table-cell/>
          <table:table-cell office:value-type="string">
            <text:p>acid-fast stain). Mycoplasma (no cell wall). Legionella pneumophila (primarily intracellular). Chlamydia (intracellular parasite; lacks muramic</text:p>
          </table:table-cell>
        </table:table-row>
        <table:table-row table:style-name="ro2">
          <table:table-cell table:style-name="ce1" office:value-type="string">
            <text:p>Bacterial growth curve</text:p>
          </table:table-cell>
          <table:table-cell table:style-name="ce9" office:value-type="string">
            <text:p>Lag––metabolic activity without division.</text:p>
          </table:table-cell>
        </table:table-row>
        <table:table-row table:style-name="ro2">
          <table:table-cell/>
          <table:table-cell table:style-name="ce9" office:value-type="string">
            <text:p>Log––rapid cell division. Stationary––nutrient depletion</text:p>
          </table:table-cell>
        </table:table-row>
        <table:table-row table:style-name="ro2">
          <table:table-cell/>
          <table:table-cell table:style-name="ce9" office:value-type="string">
            <text:p>slows growth. Spore formation</text:p>
          </table:table-cell>
        </table:table-row>
        <table:table-row table:style-name="ro2">
          <table:table-cell/>
          <table:table-cell table:style-name="ce9" office:value-type="string">
            <text:p>in some bacteria. Death––prolonged nutrient</text:p>
          </table:table-cell>
        </table:table-row>
        <table:table-row table:style-name="ro2">
          <table:table-cell/>
          <table:table-cell table:style-name="ce9" office:value-type="string">
            <text:p>depletion and buildup of waste products lead to death.</text:p>
          </table:table-cell>
        </table:table-row>
        <table:table-row table:style-name="ro2">
          <table:table-cell table:style-name="ce2" office:value-type="string">
            <text:p>S. aureus protein A</text:p>
          </table:table-cell>
          <table:table-cell office:value-type="string">
            <text:p>Binds Fc region of Ig.</text:p>
          </table:table-cell>
        </table:table-row>
        <table:table-row table:style-name="ro2">
          <table:table-cell table:style-name="ce2" office:value-type="string">
            <text:p>IgA protease</text:p>
          </table:table-cell>
          <table:table-cell office:value-type="string">
            <text:p>Enzyme that cleaves IgA. Polysaccharide capsules also inhibit phagocytosis. Secreted by S. pneumoniae, H. influenzae, and Neisseria.</text:p>
          </table:table-cell>
        </table:table-row>
        <table:table-row table:style-name="ro2">
          <table:table-cell table:style-name="ce2" office:value-type="string">
            <text:p>Group A streptococcal M protein</text:p>
          </table:table-cell>
          <table:table-cell office:value-type="string">
            <text:p>Helps prevent phagocytosis.</text:p>
          </table:table-cell>
        </table:table-row>
        <table:table-row table:style-name="ro3">
          <table:table-cell table:style-name="ce2" office:value-type="string">
            <text:p>Superantigens</text:p>
          </table:table-cell>
          <table:table-cell table:style-name="ce10" office:value-type="string">
            <text:p><text:span text:style-name="T1">Bind directly to MHC II and T-cell receptor simultaneously, activating large numbers of T cells to stimulate release of IFN-</text:span><text:span text:style-name="T3">γ </text:span><text:span text:style-name="T1">and IL-2.</text:span></text:p>
          </table:table-cell>
        </table:table-row>
        <table:table-row table:style-name="ro2">
          <table:table-cell table:style-name="ce2" office:value-type="string">
            <text:p>S. aureus</text:p>
          </table:table-cell>
          <table:table-cell office:value-type="string">
            <text:p>TSST-1 superantigen causes toxic shock syndrome (fever, rash, shock). Other S. aureus toxins include enterotoxins that cause food poisoning as well as exfoliatin, which causes staphylococcal scalded skin syndrome.</text:p>
          </table:table-cell>
        </table:table-row>
        <table:table-row table:style-name="ro2">
          <table:table-cell table:style-name="ce2" office:value-type="string">
            <text:p>S. pyogenes</text:p>
          </table:table-cell>
          <table:table-cell office:value-type="string">
            <text:p>Scarlet fever–erythrogenic toxin causes toxic shock–like syndrome.</text:p>
          </table:table-cell>
        </table:table-row>
        <table:table-row table:style-name="ro2">
          <table:table-cell table:style-name="ce2" office:value-type="string">
            <text:p>ADP ribosylating A-B toxins</text:p>
          </table:table-cell>
          <table:table-cell office:value-type="string">
            <text:p>Interfere with host cell function. B (binding) component binds to a receptor on surface of host cell, enabling endocytosis. A (active) component then attaches an ADP-ribosyl to a host cell protein (ADP ribosylation), altering protein function.</text:p>
          </table:table-cell>
        </table:table-row>
        <table:table-row table:style-name="ro2">
          <table:table-cell table:style-name="ce2" office:value-type="string">
            <text:p>Corynebacterium diphtheriae</text:p>
          </table:table-cell>
          <table:table-cell table:style-name="ce7" office:value-type="string">
            <text:p><text:span text:style-name="T1">Inactivates elongation factor (EF-2) </text:span><text:span text:style-name="T6">(similar to Pseudomonas exotoxin A); causes pharyngitis and “pseudomembrane” in throat.</text:span></text:p>
          </table:table-cell>
        </table:table-row>
        <table:table-row table:style-name="ro3">
          <table:table-cell table:style-name="ce2" office:value-type="string">
            <text:p>Vibrio cholerae</text:p>
          </table:table-cell>
          <table:table-cell table:style-name="ce3" office:value-type="string">
            <text:p><text:span text:style-name="T1">ADP ribosylation of G protein stimulates adenylyl cyclase; </text:span><text:span text:style-name="T3">↑ </text:span><text:span text:style-name="T1">pumping of Cl</text:span><text:span text:style-name="T7">− </text:span><text:span text:style-name="T1">into gut and </text:span><text:span text:style-name="T3">↓ </text:span><text:span text:style-name="T1">Na</text:span><text:span text:style-name="T2">+ </text:span><text:span text:style-name="T1">absorption. H</text:span><text:span text:style-name="T2">2</text:span><text:span text:style-name="T1">O moves into gut lumen; causes voluminous rice-water diarrhea.</text:span></text:p>
          </table:table-cell>
        </table:table-row>
        <table:table-row table:style-name="ro2">
          <table:table-cell table:style-name="ce2" office:value-type="string">
            <text:p>E. coli</text:p>
          </table:table-cell>
          <table:table-cell office:value-type="string">
            <text:p>Heat-labile toxin stimulates Adenylate cyclase. Heat-stable toxin stimulates Guanylate cyclase. Both cause watery diarrhea. “Labile like the Air, stable like the Ground.”</text:p>
          </table:table-cell>
        </table:table-row>
        <table:table-row table:style-name="ro3">
          <table:table-cell table:style-name="ce2" office:value-type="string">
            <text:p>Bordetella pertussis</text:p>
          </table:table-cell>
          <table:table-cell table:style-name="ce3" office:value-type="string">
            <text:p><text:span text:style-name="T1">Increases cAMP by inhibiting G</text:span><text:span text:style-name="T3">α</text:span><text:span text:style-name="T2">i</text:span><text:span text:style-name="T1">; causes whooping cough; inhibits chemokine receptor, causing lymphocytosis.</text:span></text:p>
          </table:table-cell>
        </table:table-row>
        <table:table-row table:style-name="ro3">
          <table:table-cell table:style-name="ce2" office:value-type="string">
            <text:p>Clostridium perfringens</text:p>
          </table:table-cell>
          <table:table-cell table:style-name="ce10" office:value-type="string">
            <text:p><text:span text:style-name="T3">α </text:span><text:span text:style-name="T1">toxin causes gas gangrene; get double zone of hemolysis on blood agar.</text:span></text:p>
          </table:table-cell>
        </table:table-row>
        <table:table-row table:style-name="ro2">
          <table:table-cell table:style-name="ce2" office:value-type="string">
            <text:p>C. tetani</text:p>
          </table:table-cell>
          <table:table-cell office:value-type="string">
            <text:p>Blocks the release of inhibitory neurotransmitters GABA and glycine; causes “lockjaw.”</text:p>
          </table:table-cell>
        </table:table-row>
        <table:table-row table:style-name="ro2">
          <table:table-cell table:style-name="ce2" office:value-type="string">
            <text:p>C. botulinum</text:p>
          </table:table-cell>
          <table:table-cell office:value-type="string">
            <text:p>locks the release of acetylcholine; causes anticholinergic symptoms, CNS</text:p>
          </table:table-cell>
        </table:table-row>
        <table:table-row table:style-name="ro2">
          <table:table-cell/>
          <table:table-cell office:value-type="string">
            <text:p>paralysis, especially cranial nerves; spores found in canned food, honey (causes floppy</text:p>
          </table:table-cell>
        </table:table-row>
        <table:table-row table:style-name="ro2">
          <table:table-cell/>
          <table:table-cell office:value-type="string">
            <text:p>baby).</text:p>
          </table:table-cell>
        </table:table-row>
        <table:table-row table:style-name="ro2">
          <table:table-cell table:style-name="ce2" office:value-type="string">
            <text:p>Bacillus anthracis</text:p>
          </table:table-cell>
          <table:table-cell table:style-name="ce7" office:value-type="string">
            <text:p><text:span text:style-name="T1">1 </text:span><text:span text:style-name="T6">toxin in the toxin complex is an adenylate cyclase.</text:span></text:p>
          </table:table-cell>
        </table:table-row>
        <table:table-row table:style-name="ro2">
          <table:table-cell table:style-name="ce2" office:value-type="string">
            <text:p>Shigella</text:p>
          </table:table-cell>
          <table:table-cell office:value-type="string">
            <text:p>Shiga toxin (also produced by E. coli O157:H7) cleaves host cell rRNA; also enhances</text:p>
          </table:table-cell>
        </table:table-row>
        <table:table-row table:style-name="ro2">
          <table:table-cell/>
          <table:table-cell office:value-type="string">
            <text:p>cytokine release, causing HUS.</text:p>
          </table:table-cell>
        </table:table-row>
        <table:table-row table:style-name="ro2">
          <table:table-cell table:style-name="ce2" office:value-type="string">
            <text:p>S. pyogenes</text:p>
          </table:table-cell>
          <table:table-cell office:value-type="string">
            <text:p>Streptolysin O is a hemolysin; antigen for ASO antibody, which is used in the diagnosis</text:p>
          </table:table-cell>
        </table:table-row>
        <table:table-row table:style-name="ro2">
          <table:table-cell/>
          <table:table-cell office:value-type="string">
            <text:p>of rheumatic fever.</text:p>
          </table:table-cell>
        </table:table-row>
        <table:table-row table:style-name="ro2">
          <table:table-cell table:style-name="ce1" office:value-type="string">
            <text:p>Fermentation patterns of Neisseria</text:p>
          </table:table-cell>
          <table:table-cell office:value-type="string">
            <text:p>MeninGococci ferment Maltose and Glucose.</text:p>
          </table:table-cell>
        </table:table-row>
        <table:table-row table:style-name="ro2">
          <table:table-cell/>
          <table:table-cell office:value-type="string">
            <text:p>Gonococci ferment Glucose.</text:p>
          </table:table-cell>
        </table:table-row>
        <table:table-row table:style-name="ro2">
          <table:table-cell table:style-name="ce1" office:value-type="string">
            <text:p>Pigment-producing bacteria</text:p>
          </table:table-cell>
          <table:table-cell office:value-type="string">
            <text:p>S. aureus––yellow pigment. Pseudomonas aeruginosa––blue-green pigment. Serratia marcescens––red pigment.</text:p>
          </table:table-cell>
        </table:table-row>
        <table:table-row table:style-name="ro3">
          <table:table-cell/>
          <table:table-cell table:style-name="ce10" office:value-type="string">
            <text:p><text:span text:style-name="T1">Aureus (Latin) </text:span><text:span text:style-name="T3">= </text:span><text:span text:style-name="T1">gold. AERUGula is green. Serratia marcescens––think</text:span></text:p>
          </table:table-cell>
        </table:table-row>
        <table:table-row table:style-name="ro2">
          <table:table-cell/>
          <table:table-cell office:value-type="string">
            <text:p>red maraschino cherries!</text:p>
          </table:table-cell>
        </table:table-row>
        <table:table-row table:style-name="ro2">
          <table:table-cell table:style-name="ce2" office:value-type="string">
            <text:p>Staphylococci</text:p>
          </table:table-cell>
          <table:table-cell office:value-type="string">
            <text:p>NOvobiocin––Saprophyticus is Resistant; Epidermidis is Sensitive.</text:p>
          </table:table-cell>
        </table:table-row>
        <table:table-row table:style-name="ro2">
          <table:table-cell table:style-name="ce2" office:value-type="string">
            <text:p>Streptococci</text:p>
          </table:table-cell>
          <table:table-cell office:value-type="string">
            <text:p>Optochin––Viridans is Resistant; Pneumoniae is Sensitive.</text:p>
          </table:table-cell>
        </table:table-row>
        <table:table-row table:style-name="ro2">
          <table:table-cell/>
          <table:table-cell office:value-type="string">
            <text:p>Bacitracin––group B strep are Resistant; group A strep are Sensitive.</text:p>
          </table:table-cell>
        </table:table-row>
        <table:table-row table:style-name="ro2">
          <table:table-cell table:style-name="ce2" office:value-type="string">
            <text:p>Transformation</text:p>
          </table:table-cell>
          <table:table-cell office:value-type="string">
            <text:p>DNA taken up directly from environment by competent prokaryotic and eukaryotic cells. Any DNA can be used.</text:p>
          </table:table-cell>
        </table:table-row>
        <table:table-row table:style-name="ro3">
          <table:table-cell table:style-name="ce3" office:value-type="string">
            <text:p><text:span text:style-name="T1">F</text:span><text:span text:style-name="T2">+ </text:span><text:span text:style-name="T3">× </text:span><text:span text:style-name="T1">F</text:span><text:span text:style-name="T2">– conjugation </text:span></text:p>
          </table:table-cell>
          <table:table-cell table:style-name="ce7" office:value-type="string">
            <text:p><text:span text:style-name="T1">F</text:span><text:span text:style-name="T2">+ </text:span><text:span text:style-name="T1">plasmid contains genes required for conjugation process. Bacteria without this plasmid are termed F</text:span><text:span text:style-name="T2">–</text:span><text:span text:style-name="T1">. Plasmid is replicated and transferred through pilus from F</text:span><text:span text:style-name="T2">+ </text:span><text:span text:style-name="T1">cell. Plasmid DNA only; no transfer of chromosomal genes.</text:span></text:p>
          </table:table-cell>
        </table:table-row>
        <table:table-row table:style-name="ro3">
          <table:table-cell table:style-name="ce3" office:value-type="string">
            <text:p><text:span text:style-name="T1">Hfr </text:span><text:span text:style-name="T3">× </text:span><text:span text:style-name="T1">F</text:span><text:span text:style-name="T2">–</text:span></text:p>
          </table:table-cell>
          <table:table-cell table:style-name="ce7" office:value-type="string">
            <text:p><text:span text:style-name="T1">F</text:span><text:span text:style-name="T2">+ </text:span><text:span text:style-name="T1">plasmid can become incorporated into bacterial chromosomal DNA, termed Hfr cell. Replication of incorporated plasmid DNA may include some flanking chromosomal DNA. Transfer of plasmid and chromosomal genes.</text:span></text:p>
          </table:table-cell>
        </table:table-row>
        <table:table-row table:style-name="ro2">
          <table:table-cell table:style-name="ce2" office:value-type="string">
            <text:p>Transduction generalized </text:p>
          </table:table-cell>
          <table:table-cell office:value-type="string">
            <text:p>Lytic phage infects bacterium, leading to cleavage of bacterial DNA and synthesis of viral proteins. Parts of bacterial chromosomal DNA may become packaged in viral capsid. Phage infects another bacterium, transferring these genes.</text:p>
          </table:table-cell>
        </table:table-row>
        <table:table-row table:style-name="ro2">
          <table:table-cell table:style-name="ce2" office:value-type="string">
            <text:p>Specialized</text:p>
          </table:table-cell>
          <table:table-cell office:value-type="string">
            <text:p>Lysogenic phage infects bacterium; viral DNA incorporated into bacterial chromosome. When phage DNA is excised, flanking bacterial genes may be excised with it. DNA is packaged into phage viral capsid and can infect another bacterium.</text:p>
          </table:table-cell>
        </table:table-row>
        <table:table-row table:style-name="ro2">
          <table:table-cell table:style-name="ce2" office:value-type="string">
            <text:p>Transposition</text:p>
          </table:table-cell>
          <table:table-cell office:value-type="string">
            <text:p>Segment of DNA that can “jump” (excision and reincorporation) from one location to another, can transfer genes from plasmid to chromosome and vice versa. When excision occurs, may include some flanking chromosomal DNA, which can be incorporated into a plasmid and transferred to another bacterium.</text:p>
          </table:table-cell>
        </table:table-row>
        <table:table-row table:style-name="ro2">
          <table:table-cell table:style-name="ce1" office:value-type="string">
            <text:p>Lysogeny</text:p>
          </table:table-cell>
          <table:table-cell office:value-type="string">
            <text:p>Genetic code for a bacterial toxin encoded in a lysogenic phage.</text:p>
          </table:table-cell>
        </table:table-row>
        <table:table-row table:style-name="ro2">
          <table:table-cell/>
          <table:table-cell office:value-type="string">
            <text:p>ShigA-like toxin Botulinum toxin (certain strains) Cholera toxin Diphtheria toxin Erythrogenic toxin of Streptococcus pyogenes</text:p>
          </table:table-cell>
        </table:table-row>
        <table:table-row table:style-name="ro4">
          <table:table-cell table:style-name="ce1" office:value-type="string">
            <text:p>Obligate aerobes</text:p>
          </table:table-cell>
          <table:table-cell table:style-name="ce11" office:value-type="string">
            <text:p><text:span text:style-name="T1">Use an O</text:span><text:span text:style-name="T2">2</text:span><text:span text:style-name="T1">-dependent system to generate ATP. Examples include Nocardia, Pseudomonas, aeruginosa, Mycobacterium tuberculosis, and</text:span></text:p>
            <text:p><text:span text:style-name="T1">Bacillus. M. tuberculosis has a predilection for the apices</text:span></text:p>
            <text:p><text:span text:style-name="T1">of the lung, which have the highest P</text:span><text:span text:style-name="T2">O2</text:span><text:span text:style-name="T1">.</text:span></text:p>
          </table:table-cell>
        </table:table-row>
        <table:table-row table:style-name="ro2">
          <table:table-cell table:style-name="ce2" office:value-type="string">
            <text:p>P. AERuginosa is an AERobe</text:p>
          </table:table-cell>
          <table:table-cell office:value-type="string">
            <text:p>seen in burn wounds, nosocomial pneumonia, and pneumonias in cystic fibrosis patients.</text:p>
          </table:table-cell>
        </table:table-row>
        <table:table-row table:style-name="ro2">
          <table:table-cell/>
          <table:table-cell office:value-type="string">
            <text:p>Nagging Pests Must Breathe.</text:p>
          </table:table-cell>
        </table:table-row>
        <table:table-row table:style-name="ro2">
          <table:table-cell table:style-name="ce1" office:value-type="string">
            <text:p>Obligate anaerobes</text:p>
          </table:table-cell>
          <table:table-cell table:style-name="ce7" office:value-type="string">
            <text:p><text:span text:style-name="T1">xamples include Actinomyces. Bacteroides, and Clostridium. They lack catalase and/or superoxide dismutase and are thus susceptible to oxidative damage. Generally foul smelling (short-chain fatty acids), are difficult to culture, and produce gas in tissue (CO</text:span><text:span text:style-name="T2">2 </text:span><text:span text:style-name="T1">and H</text:span><text:span text:style-name="T2">2</text:span><text:span text:style-name="T1">).</text:span></text:p>
          </table:table-cell>
        </table:table-row>
        <table:table-row table:style-name="ro2">
          <table:table-cell office:value-type="string">
            <text:p>Obligate aerobes</text:p>
          </table:table-cell>
          <table:table-cell office:value-type="string">
            <text:p>naerobes know their ABCs. Anaerobes are normal flora in</text:p>
          </table:table-cell>
        </table:table-row>
        <table:table-row table:style-name="ro2">
          <table:table-cell/>
          <table:table-cell table:style-name="ce7" office:value-type="string">
            <text:p><text:span text:style-name="T1">GI tract, pathogenic elsewhere. AminO</text:span><text:span text:style-name="T2">2</text:span><text:span text:style-name="T1">glycosides are ineffective against anaerobes because these antibiotics require O</text:span><text:span text:style-name="T2">2 </text:span><text:span text:style-name="T1">to enter into bacterial cell.</text:span></text:p>
          </table:table-cell>
        </table:table-row>
        <table:table-row table:style-name="ro2">
          <table:table-cell table:style-name="ce2" office:value-type="string">
            <text:p>Obligate intracellular</text:p>
          </table:table-cell>
          <table:table-cell office:value-type="string">
            <text:p>ickettsia, Chlamydia. Can’t make own ATP./ <text:span text:style-name="T1">Stay inside (cells) when it is Really Cold.</text:span></text:p>
          </table:table-cell>
        </table:table-row>
        <table:table-row table:style-name="ro2">
          <table:table-cell table:style-name="ce4" office:value-type="string">
            <text:p>Facultative intracellular</text:p>
          </table:table-cell>
          <table:table-cell office:value-type="string">
            <text:p>Salmonella, Neisseria, Brucella, Mycobacterium,</text:p>
          </table:table-cell>
        </table:table-row>
        <table:table-row table:style-name="ro2">
          <table:table-cell/>
          <table:table-cell office:value-type="string">
            <text:p>Listeria, Francisella, Legionella, Yersinia.////<text:span text:style-name="T1">Some Nasty Bugs May Live FacultativeLY.</text:span></text:p>
          </table:table-cell>
        </table:table-row>
        <table:table-row table:style-name="ro2">
          <table:table-cell table:style-name="ce1" office:value-type="string">
            <text:p>Spores: bacterial</text:p>
          </table:table-cell>
          <table:table-cell office:value-type="string">
            <text:p>Only certain gram-positive rods form spores when nutrients are limited (at end of stationary phase). Spores are highly resistant to destruction by heat and chemicals. Have dipicolinic acid in their core. Have no metabolic activity. Must autoclave to kill spores (as is done to surgical equipment).</text:p>
          </table:table-cell>
        </table:table-row>
        <table:table-row table:style-name="ro2">
          <table:table-cell table:style-name="ce1" office:value-type="string">
            <text:p>Urease-positive bugs</text:p>
          </table:table-cell>
          <table:table-cell office:value-type="string">
            <text:p>H. pylori, Proteus, Klebsiella, Ureaplasma.</text:p>
          </table:table-cell>
        </table:table-row>
        <table:table-row table:style-name="ro3">
          <table:table-cell table:style-name="ce5" office:value-type="string">
            <text:p><text:span text:style-name="T4">α</text:span><text:span text:style-name="T5">-hemolytic bacteria</text:span></text:p>
          </table:table-cell>
          <table:table-cell office:value-type="string">
            <text:p>Form green ring around colonies on blood agar. Include the following organisms: 1. Streptococcus pneumoniae (catalase negative and optochin sensitive) (see Color</text:p>
          </table:table-cell>
        </table:table-row>
        <table:table-row table:style-name="ro2">
          <table:table-cell/>
          <table:table-cell office:value-type="string">
            <text:p>Image 1) 2. Viridans streptococci (catalase negative and optochin resistant)</text:p>
          </table:table-cell>
        </table:table-row>
        <table:table-row table:style-name="ro3">
          <table:table-cell table:style-name="ce5" office:value-type="string">
            <text:p><text:span text:style-name="T4">β</text:span><text:span text:style-name="T5">-hemolytic bacteria</text:span></text:p>
          </table:table-cell>
          <table:table-cell office:value-type="string">
            <text:p>Form clear area of hemolysis on blood agar. Include the following organisms: 1. Staphylococcus aureus (catalase and coagulase positive) 2. Streptococcus pyogenes––group A strep (catalase negative and bacitracin sensitive) 3. Streptococcus agalactiae––group B strep (catalase negative and bacitracin resistant) 4. Listeria monocytogenes (tumbling motility, meningitis in newborns, unpasteurized</text:p>
          </table:table-cell>
        </table:table-row>
        <table:table-row table:style-name="ro2">
          <table:table-cell/>
          <table:table-cell office:value-type="string">
            <text:p>milk)</text:p>
          </table:table-cell>
        </table:table-row>
        <table:table-row table:style-name="ro2">
          <table:table-cell table:style-name="ce1" office:value-type="string">
            <text:p>atalase/coagulase (gram-positive cocci)</text:p>
          </table:table-cell>
          <table:table-cell table:style-name="ce7" office:value-type="string">
            <text:p><text:span text:style-name="T1">Catalase degrades H</text:span><text:span text:style-name="T2">2</text:span><text:span text:style-name="T1">O</text:span><text:span text:style-name="T2">2</text:span><text:span text:style-name="T1">, an antimicrobial product of PMNs. H</text:span><text:span text:style-name="T2">2</text:span><text:span text:style-name="T1">O</text:span><text:span text:style-name="T2">2 </text:span><text:span text:style-name="T1">is a substrate for myeloperoxidase.</text:span></text:p>
          </table:table-cell>
        </table:table-row>
        <table:table-row table:style-name="ro2">
          <table:table-cell/>
          <table:table-cell office:value-type="string">
            <text:p>Staphylococci make catalase, whereas streptococci do not.</text:p>
          </table:table-cell>
        </table:table-row>
        <table:table-row table:style-name="ro2">
          <table:table-cell/>
          <table:table-cell office:value-type="string">
            <text:p>S. aureus makes coagulase, whereas S. epidermidis and S. saprophyticus do no</text:p>
          </table:table-cell>
        </table:table-row>
        <table:table-row table:style-name="ro2">
          <table:table-cell table:style-name="ce1" office:value-type="string">
            <text:p>Staphylococcus aureus</text:p>
          </table:table-cell>
          <table:table-cell office:value-type="string">
            <text:p>1. Inflammatory disease––skin infections, organ</text:p>
          </table:table-cell>
        </table:table-row>
        <table:table-row table:style-name="ro2">
          <table:table-cell/>
          <table:table-cell office:value-type="string">
            <text:p>abscesses, pneumonia 2. Toxin-mediated disease––toxic shock syndrome</text:p>
          </table:table-cell>
        </table:table-row>
        <table:table-row table:style-name="ro2">
          <table:table-cell/>
          <table:table-cell office:value-type="string">
            <text:p>(TSST-1 toxin), scalded skin syndrome (exfoliative toxin), rapid-onset food poisoning (enterotoxins) (see Color Image 3)</text:p>
          </table:table-cell>
        </table:table-row>
        <table:table-row table:style-name="ro3">
          <table:table-cell/>
          <table:table-cell table:style-name="ce10" office:value-type="string">
            <text:p><text:span text:style-name="T1">3. MRSA (methicillin-resistant S. aureus) infection––important cause of serious nosocomial and community-acquired infections. Resistant to </text:span><text:span text:style-name="T3">β</text:span><text:span text:style-name="T1">-lactams due to altered penicillin-binding protein.</text:span></text:p>
          </table:table-cell>
        </table:table-row>
        <table:table-row table:style-name="ro5">
          <table:table-cell table:style-name="ce5" office:value-type="string">
            <text:p><text:span text:style-name="T5">Streptococcus pyogenes (group A </text:span><text:span text:style-name="T4">β</text:span><text:span text:style-name="T5">-hemolytic streptococci) sequelae</text:span></text:p>
          </table:table-cell>
          <table:table-cell table:style-name="ce4" office:value-type="string">
            <text:p><text:span text:style-name="T8">Causes: 1. Pyogenic––pharyngitis, cellulitis, impetigo 2. Toxigenic––scarlet fever, toxic shock syndrome 3. Immunologic––rheumatic fever, acute</text:span></text:p>
            <text:p><text:span text:style-name="T8">glomerulonephritis Bacitracin sensitive. Antibodies to M protein enhance</text:span></text:p>
            <text:p><text:span text:style-name="T8">host defenses against S. pyogenes but can give rise</text:span></text:p>
            <text:p><text:span text:style-name="T8">to rheumatic fever. ASO titer detects recent S. pyogenes infection.</text:span></text:p>
          </table:table-cell>
        </table:table-row>
        <table:table-row table:style-name="ro2">
          <table:table-cell/>
          <table:table-cell office:value-type="string">
            <text:p>Haryngitis gives you rheumatic “PHever” and glomerulonePHritis.</text:p>
          </table:table-cell>
        </table:table-row>
        <table:table-row table:style-name="ro2">
          <table:table-cell/>
          <table:table-cell office:value-type="string">
            <text:p>No “rheum” for SPECCulation: Subcutaneous nodules, Polyarthritis, Erythema marginatum, Chorea, Carditis.</text:p>
          </table:table-cell>
        </table:table-row>
        <table:table-row table:style-name="ro2">
          <table:table-cell table:style-name="ce1" office:value-type="string">
            <text:p>Streptococcus pneumoniae</text:p>
          </table:table-cell>
          <table:table-cell office:value-type="string">
            <text:p>Most common cause of: Meningitis</text:p>
          </table:table-cell>
        </table:table-row>
        <table:table-row table:style-name="ro2">
          <table:table-cell/>
          <table:table-cell office:value-type="string">
            <text:p>Otitis media (in children) Pneumonia Sinusitis</text:p>
          </table:table-cell>
        </table:table-row>
        <table:table-row table:style-name="ro2">
          <table:table-cell/>
          <table:table-cell office:value-type="string">
            <text:p>Encapsulated. IgA protease.</text:p>
          </table:table-cell>
        </table:table-row>
        <table:table-row table:style-name="ro2">
          <table:table-cell/>
          <table:table-cell office:value-type="string">
            <text:p>S. pneumoniae MOPS are Most OPtochin Sensitive.</text:p>
          </table:table-cell>
        </table:table-row>
        <table:table-row table:style-name="ro2">
          <table:table-cell/>
          <table:table-cell office:value-type="string">
            <text:p>Pneumococcus is associated with “rusty” sputum, sepsis in sickle cell anemia and splenectomy.</text:p>
          </table:table-cell>
        </table:table-row>
        <table:table-row table:style-name="ro3">
          <table:table-cell table:style-name="ce1" office:value-type="string">
            <text:p>Group B streptococci</text:p>
          </table:table-cell>
          <table:table-cell table:style-name="ce10" office:value-type="string">
            <text:p><text:span text:style-name="T1">Bacitracin resistant, </text:span><text:span text:style-name="T3">β</text:span><text:span text:style-name="T1">-hemolytic; cause pneumonia, meningitis, and sepsis, mainly in babies.</text:span></text:p>
          </table:table-cell>
        </table:table-row>
        <table:table-row table:style-name="ro2">
          <table:table-cell table:style-name="ce1" office:value-type="string">
            <text:p>Enterococci</text:p>
          </table:table-cell>
          <table:table-cell office:value-type="string">
            <text:p>Enterococci (Enterococcus faecalis and E. faecium) are penicillin G resistant and cause UTI and subacute endocarditis. Lancefield group D includes the enterococci and the nonenterococcal group D streptococci. Lancefield grouping is based on differences in the C carbohydrate on the bacterial cell wall. Variable hemolysis.</text:p>
          </table:table-cell>
        </table:table-row>
        <table:table-row table:style-name="ro2">
          <table:table-cell/>
          <table:table-cell office:value-type="string">
            <text:p>VRE (vancomycin-resistant enterococci) are an important cause of nosocomial infection.</text:p>
          </table:table-cell>
        </table:table-row>
        <table:table-row table:style-name="ro2">
          <table:table-cell table:style-name="ce1" office:value-type="string">
            <text:p>Staphylococcus epidermidis</text:p>
          </table:table-cell>
          <table:table-cell office:value-type="string">
            <text:p>nfects prosthetic devices and catheters. Component of normal skin flora; contaminates blood cultures.</text:p>
          </table:table-cell>
        </table:table-row>
        <table:table-row table:style-name="ro3">
          <table:table-cell table:style-name="ce1" office:value-type="string">
            <text:p>Viridans group streptococci</text:p>
          </table:table-cell>
          <table:table-cell table:style-name="ce10" office:value-type="string">
            <text:p><text:span text:style-name="T1">Viridans streptococci are </text:span><text:span text:style-name="T3">α</text:span><text:span text:style-name="T1">-hemolytic. They are normal flora of the oropharynx and cause dental caries (Streptococcus mutans) and subacute bacterial endocarditis (S. sanguis). Resistant to optochin, differentiating them from S. pneumoniae, which is </text:span><text:span text:style-name="T3">α</text:span><text:span text:style-name="T1">-hemolytic but is optochin sensitive.</text:span></text:p>
          </table:table-cell>
        </table:table-row>
        <table:table-row table:style-name="ro3">
          <table:table-cell/>
          <table:table-cell table:style-name="ce10" office:value-type="string">
            <text:p><text:span text:style-name="T1">Sanguis (Latin) </text:span><text:span text:style-name="T3">= </text:span><text:span text:style-name="T1">blood. There is lots of blood in the heart (endocarditis). Viridans group strep live in the mouth because they are not afraid of-the-chin (op-to-chin resistant).</text:span></text:p>
          </table:table-cell>
        </table:table-row>
        <table:table-row table:style-name="ro5">
          <table:table-cell table:style-name="ce1" office:value-type="string">
            <text:p>lostridia (with exotoxins)</text:p>
          </table:table-cell>
          <table:table-cell office:value-type="string">
            <text:p>Gram-positive, spore-forming, obligate anaerobic bacilli.<text:span text:style-name="T1">TETanus is TETanic paralysis (blocks glycine release [inhibitory neurotransmitter]) from Renshaw cells in spinal cord.</text:span></text:p>
            <text:p><text:span text:style-name="T9">BOTulinum is from bad BOTtles of food and honey (causes a flaccid paralysis).</text:span></text:p>
            <text:p><text:span text:style-name="T9">PERFringens PERForates a gangrenous leg.</text:span></text:p>
            <text:p><text:span text:style-name="T9">DIfficile causes DIarrhea. Treat with metronidazole.</text:span></text:p>
          </table:table-cell>
        </table:table-row>
        <table:table-row table:style-name="ro2">
          <table:table-cell table:style-name="ce2" office:value-type="string">
            <text:p>Clostridium tetani </text:p>
          </table:table-cell>
          <table:table-cell office:value-type="string">
            <text:p>produces an exotoxin causing tetanus.</text:p>
          </table:table-cell>
        </table:table-row>
        <table:table-row table:style-name="ro2">
          <table:table-cell table:style-name="ce2" office:value-type="string">
            <text:p>C. botulinum</text:p>
          </table:table-cell>
          <table:table-cell table:style-name="ce4" office:value-type="string">
            <text:p>produces a preformed, heat-labile toxin that inhibits ACh release at the neuromuscular junction, causing botulism. In adults, disease is caused by ingestion of preformed toxin. In babies, ingestion of bacterial spores in honey causes disease.</text:p>
          </table:table-cell>
        </table:table-row>
        <table:table-row table:style-name="ro3">
          <table:table-cell table:style-name="ce2" office:value-type="string">
            <text:p>C. perfringens </text:p>
          </table:table-cell>
          <table:table-cell table:style-name="ce10" office:value-type="string">
            <text:p><text:span text:style-name="T1">produces </text:span><text:span text:style-name="T3">α </text:span><text:span text:style-name="T1">toxin (lecithinase) that can cause myonecrosis (gas gangrene) and hemolysis.</text:span></text:p>
          </table:table-cell>
        </table:table-row>
        <table:table-row table:style-name="ro2">
          <table:table-cell table:style-name="ce4" office:value-type="string">
            <text:p>C. difficile </text:p>
          </table:table-cell>
          <table:table-cell office:value-type="string">
            <text:p>produces a cytotoxin, an exotoxin that kills enterocytes, causing pseudomembranous colitis. Often 2° to antibiotic use, especially clindamycin or ampicillin.</text:p>
          </table:table-cell>
        </table:table-row>
        <table:table-row table:style-name="ro3">
          <table:table-cell table:style-name="ce1" office:value-type="string">
            <text:p>Diphtheria (and exotoxin)</text:p>
          </table:table-cell>
          <table:table-cell table:style-name="ce10" office:value-type="string">
            <text:p><text:span text:style-name="T1">Caused by Corynebacterium diphtheriae via exotoxin encoded by </text:span><text:span text:style-name="T3">β</text:span><text:span text:style-name="T1">-prophage. Potent exotoxin inhibits protein synthesis via ADP ribosylation of EF-2.</text:span></text:p>
          </table:table-cell>
        </table:table-row>
        <table:table-row table:style-name="ro2">
          <table:table-cell/>
          <table:table-cell office:value-type="string">
            <text:p>Symptoms include pseudomembranous pharyngitis (grayish-white membrane) with lymphadenopathy.</text:p>
          </table:table-cell>
        </table:table-row>
        <table:table-row table:style-name="ro2">
          <table:table-cell/>
          <table:table-cell office:value-type="string">
            <text:p>Lab diagnosis based on gram-positive rods with metachromatic granules.</text:p>
          </table:table-cell>
        </table:table-row>
        <table:table-row table:style-name="ro2">
          <table:table-cell table:style-name="ce1" office:value-type="string">
            <text:p>Anthrax</text:p>
          </table:table-cell>
          <table:table-cell office:value-type="string">
            <text:p>Caused by Bacillus anthracis, a gram-positive, spore-forming rod that produces anthrax toxin. The only bacterium with a protein capsule.</text:p>
          </table:table-cell>
        </table:table-row>
        <table:table-row table:style-name="ro3">
          <table:table-cell/>
          <table:table-cell table:style-name="ce10" office:value-type="string">
            <text:p><text:span text:style-name="T1">Contact </text:span><text:span text:style-name="T3">→ </text:span><text:span text:style-name="T1">malignant pustule (painless ulcer); can progress to bacteremia and death.</text:span></text:p>
          </table:table-cell>
        </table:table-row>
        <table:table-row table:style-name="ro3">
          <table:table-cell/>
          <table:table-cell table:style-name="ce10" office:value-type="string">
            <text:p><text:span text:style-name="T1">Inhalation of spores </text:span><text:span text:style-name="T3">→ </text:span><text:span text:style-name="T1">flulike symptoms that rapidly progress to fever, pulmonary hemorrhage, mediastinitis, and shock.</text:span></text:p>
          </table:table-cell>
        </table:table-row>
        <table:table-row table:style-name="ro2">
          <table:table-cell/>
          <table:table-cell office:value-type="string">
            <text:p>Black skin lesions––vesicular papules covered by black eschar.</text:p>
          </table:table-cell>
        </table:table-row>
        <table:table-row table:style-name="ro2">
          <table:table-cell/>
          <table:table-cell office:value-type="string">
            <text:p>Woolsorters’ disease––inhalation of spores from contaminated wool.</text:p>
          </table:table-cell>
        </table:table-row>
        <table:table-row table:style-name="ro2">
          <table:table-cell table:style-name="ce1" office:value-type="string">
            <text:p>Listeria monocytogenes</text:p>
          </table:table-cell>
          <table:table-cell office:value-type="string">
            <text:p>Acquired by ingestion of unpasteurized milk/cheese or by vaginal transmission during birth. Form “actin rockets” by which they move from cell to cell.</text:p>
          </table:table-cell>
        </table:table-row>
        <table:table-row table:style-name="ro2">
          <table:table-cell/>
          <table:table-cell office:value-type="string">
            <text:p>Can cause amnionitis, septicemia, and spontaneous abortion in pregnant women; granulomatosis infantiseptica; neonatal meningitis; meningitis in immunocompromised patients; mild gastroenteritis in healthy individuals.</text:p>
          </table:table-cell>
        </table:table-row>
        <table:table-row table:style-name="ro2">
          <table:table-cell table:style-name="ce1" office:value-type="string">
            <text:p>Actinomyces vs. Nocardia</text:p>
          </table:table-cell>
          <table:table-cell office:value-type="string">
            <text:p>Both are gram-positive rods forming long branching filaments resembling fungi.</text:p>
          </table:table-cell>
        </table:table-row>
        <table:table-row table:style-name="ro2">
          <table:table-cell/>
          <table:table-cell office:value-type="string">
            <text:p>Actinomyces israelii, a gram-positive anaerobe, causes oral/facial abscesses that may drain through sinus tracts in skin. Normal oral flora.</text:p>
          </table:table-cell>
        </table:table-row>
        <table:table-row table:style-name="ro2">
          <table:table-cell/>
          <table:table-cell office:value-type="string">
            <text:p>Nocardia asteroides, a gram-positive and also a weakly acid-fast aerobe in soil, causes pulmonary infection in immunocompromised patients.</text:p>
          </table:table-cell>
        </table:table-row>
        <table:table-row table:style-name="ro2">
          <table:table-cell/>
          <table:table-cell office:value-type="string">
            <text:p>A. israelii forms yellow “sulfur granules” in sinus tracts.</text:p>
          </table:table-cell>
        </table:table-row>
        <table:table-row table:style-name="ro2">
          <table:table-cell/>
          <table:table-cell office:value-type="string">
            <text:p>SNAP: Sulfa for</text:p>
          </table:table-cell>
        </table:table-row>
        <table:table-row table:style-name="ro2">
          <table:table-cell/>
          <table:table-cell office:value-type="string">
            <text:p>Nocardia; Actinomyces use Penicillin</text:p>
          </table:table-cell>
        </table:table-row>
        <table:table-row table:style-name="ro2">
          <table:table-cell table:style-name="ce1" office:value-type="string">
            <text:p>Penicillin and gram-negative bugs</text:p>
          </table:table-cell>
          <table:table-cell office:value-type="string">
            <text:p>ram-negative bugs are resistant to benzylpenicillin G but may be susceptible to penicillin derivatives such as ampicillin. The gram-negative outer membrane layer inhibits entry of penicillin G and vancomycin.</text:p>
          </table:table-cell>
        </table:table-row>
        <table:table-row table:style-name="ro2">
          <table:table-cell table:style-name="ce1" office:value-type="string">
            <text:p>Neisseria Gonococci</text:p>
          </table:table-cell>
          <table:table-cell office:value-type="string">
            <text:p>Gram-negative cocci. Both ferment glucose and produce IgA proteases.</text:p>
          </table:table-cell>
        </table:table-row>
        <table:table-row table:style-name="ro2">
          <table:table-cell/>
          <table:table-cell office:value-type="string">
            <text:p>No polysaccharide capsule No maltose fermentation No vaccine Sexually transmitted Causes gonorrhea, septic arthritis, neonatal</text:p>
          </table:table-cell>
        </table:table-row>
        <table:table-row table:style-name="ro2">
          <table:table-cell/>
          <table:table-cell office:value-type="string">
            <text:p>conjunctivitis, PID</text:p>
          </table:table-cell>
        </table:table-row>
        <table:table-row table:style-name="ro2">
          <table:table-cell table:style-name="ce2" office:value-type="string">
            <text:p>Meningococci</text:p>
          </table:table-cell>
          <table:table-cell office:value-type="string">
            <text:p>Polysaccharide capsule Maltose fermentation Vaccine Respiratory and oral secretions Causes meningococcemia and</text:p>
          </table:table-cell>
        </table:table-row>
        <table:table-row table:style-name="ro2">
          <table:table-cell/>
          <table:table-cell office:value-type="string">
            <text:p>meningitis, Waterhouse- Friderichsen syndrome</text:p>
          </table:table-cell>
        </table:table-row>
        <table:table-row table:style-name="ro2">
          <table:table-cell table:style-name="ce1" office:value-type="string">
            <text:p>Haemophilus influenzae</text:p>
          </table:table-cell>
          <table:table-cell office:value-type="string">
            <text:p>HaEMOPhilus causes Epiglottitis, Meningitis, Otitis media, and Pneumonia. Small gram-negative (coccobacillary) rod. Aerosol transmission. Most invasive disease caused by capsular type B. Produces IgA protease. Culture on chocolate</text:p>
          </table:table-cell>
        </table:table-row>
        <table:table-row table:style-name="ro2">
          <table:table-cell/>
          <table:table-cell office:value-type="string">
            <text:p>agar requires factors V (NAD) and X (hematin) for growth. Treat meningitis with ceftriaxone. Rifampin prophylaxis in close contacts. Does not cause the flu (influenza virus does).</text:p>
          </table:table-cell>
        </table:table-row>
        <table:table-row table:style-name="ro2">
          <table:table-cell table:style-name="ce1" office:value-type="string">
            <text:p>Enterobacteriaceae</text:p>
          </table:table-cell>
          <table:table-cell table:style-name="ce9" office:value-type="string">
            <text:p>Diverse family including E. coli, Salmonella, Shigella, Klebsiella, Enterobacter, Serratia, Proteus.</text:p>
          </table:table-cell>
        </table:table-row>
        <table:table-row table:style-name="ro2">
          <table:table-cell/>
          <table:table-cell office:value-type="string">
            <text:p>All species have somatic (O) antigen (which is the polysaccharide of endotoxin). The capsular (K) antigen is related to the virulence of the bug. The flagellar (H) antigen is found in motile species. All ferment glucose and are oxidase negative.</text:p>
          </table:table-cell>
        </table:table-row>
        <table:table-row table:style-name="ro2">
          <table:table-cell table:style-name="ce1" office:value-type="string">
            <text:p>Klebsiella</text:p>
          </table:table-cell>
          <table:table-cell office:value-type="string">
            <text:p>Pneumonia in alcoholics and diabetics. Red currant jelly sputum.</text:p>
          </table:table-cell>
        </table:table-row>
        <table:table-row table:style-name="ro2">
          <table:table-cell/>
          <table:table-cell office:value-type="string">
            <text:p>Also cause of nosocomial UTIs, <text:span text:style-name="T1">3 A’s: Aspiration pneumonia Abscess in lungs Alcoholics</text:span></text:p>
          </table:table-cell>
        </table:table-row>
        <table:table-row table:style-name="ro2">
          <table:table-cell table:style-name="ce1" office:value-type="string">
            <text:p>Lactose-fermenting enteric bacteria</text:p>
          </table:table-cell>
          <table:table-cell office:value-type="string">
            <text:p>These bacteria grow pink colonies on MacConkey’s agar. Examples include Klebsiella, E. coli, Enterobacter, and Citrobacte</text:p>
          </table:table-cell>
        </table:table-row>
        <table:table-row table:style-name="ro2">
          <table:table-cell table:style-name="ce1" office:value-type="string">
            <text:p>Salmonella vs. Shigella</text:p>
          </table:table-cell>
          <table:table-cell office:value-type="string">
            <text:p>Both are non–lactose fermenters; both invade intestinal mucosa and can cause bloody diarrhea. Salmonella have flagella and can disseminate hematogenously.</text:p>
          </table:table-cell>
        </table:table-row>
        <table:table-row table:style-name="ro2">
          <table:table-cell/>
          <table:table-cell table:style-name="ce7" office:value-type="string">
            <text:p><text:span text:style-name="T1">Only Salmonella produce H</text:span><text:span text:style-name="T2">2</text:span><text:span text:style-name="T1">S.</text:span></text:p>
          </table:table-cell>
        </table:table-row>
        <table:table-row table:style-name="ro2">
          <table:table-cell/>
          <table:table-cell table:style-name="ce7" office:value-type="string">
            <text:p><text:span text:style-name="T1">Symptoms of salmonellosis may be prolonged with antibiotic treatments, and there is typically a monocytic response. Shigella is more virulent (10</text:span><text:span text:style-name="T2">1 </text:span><text:span text:style-name="T1">organisms) than Salmonella (10</text:span><text:span text:style-name="T2">5 </text:span><text:span text:style-name="T1">organisms).</text:span></text:p>
          </table:table-cell>
        </table:table-row>
        <table:table-row table:style-name="ro2">
          <table:table-cell/>
          <table:table-cell office:value-type="string">
            <text:p>Salmonella typhi causes typhoid fever––fever, diarrhea, headache, rose spots on abdomen. Can remain in gallbladder chronically.</text:p>
          </table:table-cell>
        </table:table-row>
        <table:table-row table:style-name="ro2">
          <table:table-cell table:style-name="ce1" office:value-type="string">
            <text:p>Yersinia enterocolitica</text:p>
          </table:table-cell>
          <table:table-cell office:value-type="string">
            <text:p>Usually transmitted from pet feces (e.g., puppies), contaminated milk, or pork. Outbreaks are common in day-care centers. Can mimic Crohn’s or appendicitis.</text:p>
          </table:table-cell>
        </table:table-row>
        <table:table-row table:style-name="ro2">
          <table:table-cell table:style-name="ce1" office:value-type="string">
            <text:p>Bugs causing food poisoning</text:p>
          </table:table-cell>
          <table:table-cell office:value-type="string">
            <text:p>Vibrio parahaemolyticus and V. vulnificus in contaminated seafood. V. vulnificus can also cause wound infections from contact with contaminated water or shellfish.</text:p>
          </table:table-cell>
        </table:table-row>
        <table:table-row table:style-name="ro2">
          <table:table-cell/>
          <table:table-cell office:value-type="string">
            <text:p>Bacillus cereus in reheated rice. S. aureus in meats, mayonnaise, custard. Clostridium perfringens in reheated meat dishes. C. botulinum in improperly canned foods (bulging</text:p>
          </table:table-cell>
        </table:table-row>
        <table:table-row table:style-name="ro2">
          <table:table-cell/>
          <table:table-cell office:value-type="string">
            <text:p>cans). E. coli O157:H7 in undercooked meat. Salmonella in poultry, meat, and eggs.</text:p>
          </table:table-cell>
        </table:table-row>
        <table:table-row table:style-name="ro2">
          <table:table-cell table:style-name="ce1" office:value-type="string">
            <text:p>Pseudomonas aeruginosa</text:p>
          </table:table-cell>
          <table:table-cell office:value-type="string">
            <text:p>PSEUDOmonas is associated with wound and burn infections, Pneumonia (especially in cystic fibrosis), Sepsis (black lesions on skin), External otitis (swimmer’s ear), UTI, Drug use and Diabetic Osteomyelitis, and hot tub folliculitis. Aerobic gram-negative rod. Non–lactose fermenting, oxidase positive. Produces pyocyanin (blue-green) pigment; has a grapelike odor. Water source. Produces endotoxin (fever, shock) and exotoxin A (inactivates EF-2). Treat with aminoglycoside plus extended-spectrum penicillin (e.g., piperacillin, ticarcillin).</text:p>
          </table:table-cell>
        </table:table-row>
        <table:table-row table:style-name="ro2">
          <table:table-cell table:style-name="ce1" office:value-type="string">
            <text:p>Helicobacter pylori</text:p>
          </table:table-cell>
          <table:table-cell office:value-type="string">
            <text:p>Causes gastritis and up to 90% of duodenal ulcers. Risk factor for peptic ulcer, gastric adenocarcinoma, and lymphoma. Gram-negative rod. Urease positive (e.g., urease breath test). Creates alkaline environment. Treat with triple therapy: (1) bismuth (Pepto-Bismol), metronidazole, and either tetracycline or amoxicillin; or (2) (more costly) metronidazole, omeprazole, and clarithromycin.</text:p>
          </table:table-cell>
        </table:table-row>
        <table:table-row table:style-name="ro2">
          <table:table-cell table:style-name="ce1" office:value-type="string">
            <text:p>Gardnerella vaginalis</text:p>
          </table:table-cell>
          <table:table-cell office:value-type="string">
            <text:p>A pleomorphic, gram-variable rod that causes vaginosis––off-white/gray vaginal discharge with fishy smell; nonpainful. Mobiluncus, an anaerobe, is also involved. Sexually transmitted. Treat with metronidazole. Clue cells, or vaginal epithelial cells covered with bacteria, are visible under the microscope</text:p>
          </table:table-cell>
        </table:table-row>
        <table:table-row table:style-name="ro2">
          <table:table-cell table:style-name="ce1" office:value-type="string">
            <text:p>Mycobacteria</text:p>
          </table:table-cell>
          <table:table-cell office:value-type="string">
            <text:p>Mycobacterium tuberculosis (TB, often resistant to multiple drugs).</text:p>
          </table:table-cell>
        </table:table-row>
        <table:table-row table:style-name="ro2">
          <table:table-cell/>
          <table:table-cell office:value-type="string">
            <text:p>M. kansasii (pulmonary TB-like symptoms). M. scrofulaceum (cervical lymphadenitis in kids). M. avium–intracellulare (often resistant to multiple</text:p>
          </table:table-cell>
        </table:table-row>
        <table:table-row table:style-name="ro2">
          <table:table-cell/>
          <table:table-cell office:value-type="string">
            <text:p>drugs; causes disseminated disease in AIDS). All mycobacteria are acid-fast organisms.</text:p>
          </table:table-cell>
        </table:table-row>
        <table:table-row table:style-name="ro2">
          <table:table-cell table:style-name="ce1" office:value-type="string">
            <text:p>Leprosy (Hansen’s disease)</text:p>
          </table:table-cell>
          <table:table-cell office:value-type="string">
            <text:p>Caused by Mycobacterium leprae, an acid-fast bacillus that likes cool temperatures (infects skin and superficial nerves) and cannot be grown in vitro. Reservoir in United States: armadillos.</text:p>
          </table:table-cell>
        </table:table-row>
        <table:table-row table:style-name="ro2">
          <table:table-cell/>
          <table:table-cell office:value-type="string">
            <text:p>Treatment: long-term oral dapsone; toxicity is hemolysis and methemoglobinemia.</text:p>
          </table:table-cell>
        </table:table-row>
        <table:table-row table:style-name="ro2">
          <table:table-cell/>
          <table:table-cell office:value-type="string">
            <text:p>Alternate treatments include rifampin and <text:span text:style-name="T1">combination of clofazimine and dapsone.</text:span></text:p>
          </table:table-cell>
        </table:table-row>
        <table:table-row table:style-name="ro2">
          <table:table-cell table:style-name="ce1" office:value-type="string">
            <text:p>Rickettsiae</text:p>
          </table:table-cell>
          <table:table-cell office:value-type="string">
            <text:p>Rickettsiae are obligate intracellular parasites that need CoA and NAD. All except Coxiella are rash (vasculitis). transmitted by an arthropod vector and cause headache, fever, and rash; Coxiella is an atypical rickettsia because it is transmitted by aerosol and causes pneumonia.</text:p>
          </table:table-cell>
        </table:table-row>
        <table:table-row table:style-name="ro2">
          <table:table-cell/>
          <table:table-cell office:value-type="string">
            <text:p>Classic triad––headache, fever,</text:p>
          </table:table-cell>
        </table:table-row>
        <table:table-row table:style-name="ro2">
          <table:table-cell/>
          <table:table-cell office:value-type="string">
            <text:p>Tetracycline is the treatment of choice for most rickettsial infections.</text:p>
          </table:table-cell>
        </table:table-row>
        <table:table-row table:style-name="ro2">
          <table:table-cell table:style-name="ce1" office:value-type="string">
            <text:p>Rickettsial diseases and vectors</text:p>
          </table:table-cell>
          <table:table-cell office:value-type="string">
            <text:p>Rocky Mountain spotted fever (tick)––Rickettsia rickettsii.<text:span text:style-name="T1">Endemic typhus (fleas)––R. Typhi.</text:span></text:p>
          </table:table-cell>
        </table:table-row>
        <table:table-row table:style-name="ro2">
          <table:table-cell/>
          <table:table-cell office:value-type="string">
            <text:p>Epidemic typhus (human body louse)––R.<text:span text:style-name="T1">prowazekii.</text:span></text:p>
          </table:table-cell>
        </table:table-row>
        <table:table-row table:style-name="ro2">
          <table:table-cell/>
          <table:table-cell office:value-type="string">
            <text:p>Ehrlichiosis (tick)––Ehrlichia. Q fever (inhaled aerosols)––Coxiella burnetii. Treatment for all: tetracycline.</text:p>
          </table:table-cell>
        </table:table-row>
        <table:table-row table:style-name="ro2">
          <table:table-cell table:style-name="ce1" office:value-type="string">
            <text:p>Rocky Mountain spotted fever</text:p>
          </table:table-cell>
          <table:table-cell office:value-type="string">
            <text:p>Caused by Rickettsia rickettsii. Symptoms: rash on palms and soles (migrating to</text:p>
          </table:table-cell>
        </table:table-row>
        <table:table-row table:style-name="ro2">
          <table:table-cell/>
          <table:table-cell office:value-type="string">
            <text:p>wrists, ankles, then trunk), headache, fever. Endemic to East Coast (in spite of name).</text:p>
          </table:table-cell>
        </table:table-row>
        <table:table-row table:style-name="ro2">
          <table:table-cell/>
          <table:table-cell table:style-name="ce4" office:value-type="string">
            <text:p>Palm and sole rash is seen in Rocky Mountain spotted fever, syphilis, and coxsackievirus A infection (hand, foot, and mouth disease).</text:p>
          </table:table-cell>
        </table:table-row>
        <table:table-row table:style-name="ro2">
          <table:table-cell table:style-name="ce1" office:value-type="string">
            <text:p>Weil-Felix reaction</text:p>
          </table:table-cell>
          <table:table-cell office:value-type="string">
            <text:p>Weil-Felix reaction assays for antirickettsial antibodies, which cross-react with Proteus antigen. Weil-Felix is usually positive for typhus and Rocky Mountain spotted fever but negative for Q fever.</text:p>
          </table:table-cell>
        </table:table-row>
        <table:table-row table:style-name="ro2">
          <table:table-cell table:style-name="ce1" office:value-type="string">
            <text:p>Chlamydiae</text:p>
          </table:table-cell>
          <table:table-cell office:value-type="string">
            <text:p>Chlamydiae cannot make their own ATP. They are obligate intracellular parasites that cause mucosal infections. 2 forms:</text:p>
          </table:table-cell>
        </table:table-row>
        <table:table-row table:style-name="ro2">
          <table:table-cell/>
          <table:table-cell office:value-type="string">
            <text:p>1. Elementary body (small, dense), which Enters cell via endocytosis</text:p>
          </table:table-cell>
        </table:table-row>
        <table:table-row table:style-name="ro2">
          <table:table-cell/>
          <table:table-cell office:value-type="string">
            <text:p>2. Initial or Reticulate body, which Replicates in cell by fission //////<text:span text:style-name="T1">Treatment: erythromycin or tetracycline.</text:span></text:p>
          </table:table-cell>
        </table:table-row>
        <table:table-row table:style-name="ro2">
          <table:table-cell table:style-name="ce2" office:value-type="string">
            <text:p>Chlamydia trachomatis </text:p>
          </table:table-cell>
          <table:table-cell office:value-type="string">
            <text:p>reactive arthritis, conjunctivitis, nongonococcal urethritis, and pelvic inflammatory disease (PID).</text:p>
          </table:table-cell>
        </table:table-row>
        <table:table-row table:style-name="ro2">
          <table:table-cell table:style-name="ce2" office:value-type="string">
            <text:p>C. pneumoniae and C. psittaci ca</text:p>
          </table:table-cell>
          <table:table-cell office:value-type="string">
            <text:p>atypical pneumonia; transmitted by aerosol.</text:p>
          </table:table-cell>
        </table:table-row>
        <table:table-row table:style-name="ro3">
          <table:table-cell office:value-type="string">
            <text:p>special for chlamydia </text:p>
          </table:table-cell>
          <table:table-cell table:style-name="ce10" office:value-type="string">
            <text:p><text:span text:style-name="T1">Chlamys </text:span><text:span text:style-name="T3">= </text:span><text:span text:style-name="T1">cloak (intracellular). Chlamydia psittaci––notable</text:span></text:p>
          </table:table-cell>
        </table:table-row>
        <table:table-row table:style-name="ro2">
          <table:table-cell/>
          <table:table-cell office:value-type="string">
            <text:p>for an avian reservoir. The chlamydial cell wall is unusual in that it lacks</text:p>
          </table:table-cell>
        </table:table-row>
        <table:table-row table:style-name="ro2">
          <table:table-cell/>
          <table:table-cell office:value-type="string">
            <text:p>muramic acid. Lab diagnosis: cytoplasmic</text:p>
          </table:table-cell>
        </table:table-row>
        <table:table-row table:style-name="ro2">
          <table:table-cell/>
          <table:table-cell office:value-type="string">
            <text:p>inclusions seen on Giemsa or fluorescent antibody–stained smear.</text:p>
          </table:table-cell>
        </table:table-row>
        <table:table-row table:style-name="ro4">
          <table:table-cell table:style-name="ce1" office:value-type="string">
            <text:p>Chlamydia trachomatis serotypes</text:p>
          </table:table-cell>
          <table:table-cell table:style-name="ce4" office:value-type="string">
            <text:p><text:span text:style-name="T8">ypes A, B, and C––chronic infection, cause blindness in Africa.</text:span></text:p>
            <text:p><text:span text:style-name="T8">Types D–K––urethritis/PID, ectopic pregnancy, neonatal pneumonia, or neonatal conjunctivitis.</text:span></text:p>
            <text:p><text:span text:style-name="T8">Types L1, L2, and L3––lymphogranuloma venereum (acute lymphadenitis––positive Frei test).</text:span></text:p>
          </table:table-cell>
        </table:table-row>
        <table:table-row table:style-name="ro3">
          <table:table-cell/>
          <table:table-cell table:style-name="ce10" office:value-type="string">
            <text:p><text:span text:style-name="T1">ABC </text:span><text:span text:style-name="T3">= </text:span><text:span text:style-name="T1">Africa/Blindness/ Chronic infection.</text:span></text:p>
          </table:table-cell>
        </table:table-row>
        <table:table-row table:style-name="ro3">
          <table:table-cell/>
          <table:table-cell table:style-name="ce10" office:value-type="string">
            <text:p><text:span text:style-name="T1">L1–3 </text:span><text:span text:style-name="T3">= </text:span><text:span text:style-name="T1">Lymphogranuloma venereum.</text:span></text:p>
          </table:table-cell>
        </table:table-row>
        <table:table-row table:style-name="ro3">
          <table:table-cell/>
          <table:table-cell table:style-name="ce10" office:value-type="string">
            <text:p><text:span text:style-name="T1">D–K </text:span><text:span text:style-name="T3">= </text:span><text:span text:style-name="T1">everything else. Neonatal disease can be acquired</text:span></text:p>
          </table:table-cell>
        </table:table-row>
        <table:table-row table:style-name="ro2">
          <table:table-cell/>
          <table:table-cell office:value-type="string">
            <text:p>during passage through infected birth canal. Treat with oral erythromycin.</text:p>
          </table:table-cell>
        </table:table-row>
        <table:table-row table:style-name="ro2">
          <table:table-cell table:style-name="ce1" office:value-type="string">
            <text:p>Spirochetes</text:p>
          </table:table-cell>
          <table:table-cell office:value-type="string">
            <text:p>The spirochetes are spiral-shaped bacteria with axial filaments and include Borrelia (big size), Leptospira, and Treponema. Only Borrelia can be visualized using aniline dyes (Wright’s or Giemsa stain) in light microscopy. Treponema</text:p>
          </table:table-cell>
        </table:table-row>
        <table:table-row table:style-name="ro2">
          <table:table-cell/>
          <table:table-cell office:value-type="string">
            <text:p>is visualized by dark-field microscopy.</text:p>
          </table:table-cell>
        </table:table-row>
        <table:table-row table:style-name="ro2">
          <table:table-cell table:style-name="ce1" office:value-type="string">
            <text:p>Leptospira interrogans</text:p>
          </table:table-cell>
          <table:table-cell office:value-type="string">
            <text:p>Question mark–shaped bacteria found in water contaminated with animal urine. Leptospirosis includes flulike symptoms, fever, headache, abdominal pain, and jaundice. Most prevalent in the tropics.</text:p>
          </table:table-cell>
        </table:table-row>
        <table:table-row table:style-name="ro2">
          <table:table-cell/>
          <table:table-cell office:value-type="string">
            <text:p>Weil’s disease (icterohemorrhagic leptospirosis)––severe form with jaundice and azotemia from liver and kidney dysfunction; fever, hemorrhage, and anemia.</text:p>
          </table:table-cell>
        </table:table-row>
        <table:table-row table:style-name="ro2">
          <table:table-cell table:style-name="ce1" office:value-type="string">
            <text:p>Lyme disease</text:p>
          </table:table-cell>
          <table:table-cell office:value-type="string">
            <text:p>Caused by Borrelia burgdorferi, which is transmitted by the tick Ixodes.</text:p>
          </table:table-cell>
        </table:table-row>
        <table:table-row table:style-name="ro2">
          <table:table-cell/>
          <table:table-cell office:value-type="string">
            <text:p>Classic symptom is erythema chronicum migrans, an expanding “bull’s eye” red rash with central clearing. Also affects joints, CNS, and heart.</text:p>
          </table:table-cell>
        </table:table-row>
        <table:table-row table:style-name="ro2">
          <table:table-cell/>
          <table:table-cell office:value-type="string">
            <text:p>Mice are important reservoirs. Deer required for tick life cycle.</text:p>
          </table:table-cell>
        </table:table-row>
        <table:table-row table:style-name="ro2">
          <table:table-cell/>
          <table:table-cell office:value-type="string">
            <text:p>Treat with doxycycline. Named after Lyme, Connecticut; disease is</text:p>
          </table:table-cell>
        </table:table-row>
        <table:table-row table:style-name="ro2">
          <table:table-cell/>
          <table:table-cell office:value-type="string">
            <text:p>common in northeastern United States. Transmission is most common in summer months.</text:p>
          </table:table-cell>
        </table:table-row>
        <table:table-row table:style-name="ro2">
          <table:table-cell table:style-name="ce1" office:value-type="string">
            <text:p>Treponemal disease</text:p>
          </table:table-cell>
          <table:table-cell office:value-type="string">
            <text:p>Treponemes are spirochetes. Treponema pallidum causes syphilis. T. pertenue causes yaws (a tropical infection that is not an STD, although VDRL test</text:p>
          </table:table-cell>
        </table:table-row>
        <table:table-row table:style-name="ro2">
          <table:table-cell/>
          <table:table-cell office:value-type="string">
            <text:p>is positive).</text:p>
          </table:table-cell>
        </table:table-row>
        <table:table-row table:style-name="ro2">
          <table:table-cell table:style-name="ce2" office:value-type="string">
            <text:p>1° syphilis</text:p>
          </table:table-cell>
          <table:table-cell office:value-type="string">
            <text:p>Presents with painless chancre (localized disease).</text:p>
          </table:table-cell>
        </table:table-row>
        <table:table-row table:style-name="ro2">
          <table:table-cell office:value-type="string">
            <text:p>2\</text:p>
          </table:table-cell>
          <table:table-cell office:value-type="string">
            <text:p>Disseminated disease with constitutional symptoms,</text:p>
          </table:table-cell>
        </table:table-row>
        <table:table-row table:style-name="ro2">
          <table:table-cell/>
          <table:table-cell office:value-type="string">
            <text:p>maculopapular rash (palms and soles), condylomata lata. Many treponemes are present in chancres of 1o and 2o syphilis.</text:p>
          </table:table-cell>
        </table:table-row>
        <table:table-row table:style-name="ro6">
          <table:table-cell table:style-name="ce2" office:value-type="string">
            <text:p>3° syphilis</text:p>
          </table:table-cell>
          <table:table-cell office:value-type="string">
            <text:p>Gummas, aortitis, neurosyphilis (tabes dorsalis), Argyll Robertson pupil <text:span text:style-name="T1">reat with penicillin G. Secondary syphilis </text:span><text:span text:style-name="T3">= </text:span><text:span text:style-name="T1">Systemic.</text:span></text:p>
            <text:p><text:span text:style-name="T9">Signs: broad-based ataxia, positive Romberg, Charcot joints, stroke without hypertension.</text:span></text:p>
          </table:table-cell>
        </table:table-row>
        <table:table-row table:style-name="ro2">
          <table:table-cell table:style-name="ce2" office:value-type="string">
            <text:p>Congenital syphilis</text:p>
          </table:table-cell>
          <table:table-cell office:value-type="string">
            <text:p>Saber shins, saddle nose, CN VIII deafness, Hutchinson’s teeth.</text:p>
          </table:table-cell>
        </table:table-row>
        <table:table-row table:style-name="ro2">
          <table:table-cell table:style-name="ce6" office:value-type="string">
            <text:p>Argyll Robertson pupil</text:p>
          </table:table-cell>
          <table:table-cell office:value-type="string">
            <text:p>Argyll Robertson pupil constricts with accommodation <text:span text:style-name="T1">but is not reactive to light. Associated with 3° syphilis.</text:span></text:p>
          </table:table-cell>
        </table:table-row>
        <table:table-row table:style-name="ro2">
          <table:table-cell table:style-name="ce1" office:value-type="string">
            <text:p>VDRL vs. FTA-ABS</text:p>
          </table:table-cell>
          <table:table-cell office:value-type="string">
            <text:p>FTA-ABS is specific for treponemes, turns positive earliest in disease, and remains positive longest.</text:p>
          </table:table-cell>
        </table:table-row>
        <table:table-row table:style-name="ro3">
          <table:table-cell/>
          <table:table-cell table:style-name="ce10" office:value-type="string">
            <text:p><text:span text:style-name="T1">FTA-ABS </text:span><text:span text:style-name="T3">= </text:span><text:span text:style-name="T1">Find The Antibody-ABSolutely:</text:span></text:p>
          </table:table-cell>
        </table:table-row>
        <table:table-row table:style-name="ro2">
          <table:table-cell/>
          <table:table-cell office:value-type="string">
            <text:p>1. Most specific 2. Earliest positive 3. Remains positive the</text:p>
          </table:table-cell>
        </table:table-row>
        <table:table-row table:style-name="ro2">
          <table:table-cell/>
          <table:table-cell office:value-type="string">
            <text:p>longest</text:p>
          </table:table-cell>
        </table:table-row>
        <table:table-row table:style-name="ro2">
          <table:table-cell table:style-name="ce1" office:value-type="string">
            <text:p>VDRL false positives</text:p>
          </table:table-cell>
          <table:table-cell office:value-type="string">
            <text:p>VDRL detects nonspecific antibody that reacts with beef cardiolipin. Used for diagnosis of syphilis, but many biologic false positives, including viral infection (mononucleosis, hepatitis), some drugs, rheumatic fever, SLE, and leprosy.</text:p>
          </table:table-cell>
        </table:table-row>
        <table:table-row table:style-name="ro2">
          <table:table-cell table:style-name="ce2" office:value-type="string">
            <text:p>VDRL:</text:p>
          </table:table-cell>
          <table:table-cell office:value-type="string">
            <text:p>Viruses (mono, hepatitis) Drugs Rheumatic fever Lupus and leprosy</text:p>
          </table:table-cell>
        </table:table-row>
        <table:table-row table:style-name="ro2">
          <table:table-cell table:style-name="ce1" office:value-type="string">
            <text:p>Mycoplasma pneumoniae</text:p>
          </table:table-cell>
          <table:table-cell office:value-type="string">
            <text:p>Classic cause of atypical “walking” pneumonia (insidious onset, headache, nonproductive cough, diffuse interstitial infiltrate). X-ray looks worse than patient. High titer of cold agglutinins (IgM). Grown on Eaton’s agar.</text:p>
          </table:table-cell>
        </table:table-row>
        <table:table-row table:style-name="ro2">
          <table:table-cell/>
          <table:table-cell office:value-type="string">
            <text:p>Treatment: tetracycline or erythromycin (bugs are penicillin resistant because they have no cell wall).</text:p>
          </table:table-cell>
        </table:table-row>
        <table:table-row table:style-name="ro2">
          <table:table-cell office:value-type="string">
            <text:p>special for mycoplasma </text:p>
          </table:table-cell>
          <table:table-cell office:value-type="string">
            <text:p>No cell wall. Not seen on gram stain.</text:p>
          </table:table-cell>
        </table:table-row>
        <table:table-row table:style-name="ro2">
          <table:table-cell/>
          <table:table-cell office:value-type="string">
            <text:p>Only bacterial membrane containing cholesterol.</text:p>
          </table:table-cell>
        </table:table-row>
        <table:table-row table:style-name="ro2">
          <table:table-cell/>
          <table:table-cell office:value-type="string">
            <text:p>Mycoplasmal pneumonia is more common in patients &lt; 30 years of age.</text:p>
          </table:table-cell>
        </table:table-row>
        <table:table-row table:style-name="ro2">
          <table:table-cell/>
          <table:table-cell office:value-type="string">
            <text:p>Frequent outbreaks in military recruits and prisons.</text:p>
          </table:table-cell>
        </table:table-row>
        <table:table-row table:style-name="ro3">
          <table:table-cell table:style-name="ce1" office:value-type="string">
            <text:p>Nematode routes of infection <text:span text:style-name="T1">Ingested</text:span></text:p>
          </table:table-cell>
          <table:table-cell office:value-type="string">
            <text:p>Enterobius, Ascaris, Trichinella.<text:span text:style-name="T1">You’ll get sick if you EAT these!</text:span></text:p>
          </table:table-cell>
        </table:table-row>
        <table:table-row table:style-name="ro7">
          <table:table-cell table:style-name="ce2" office:value-type="string">
            <text:p>Cutaneous</text:p>
          </table:table-cell>
          <table:table-cell office:value-type="string">
            <text:p>Strongyloides, Ancylostoma,Necator.<text:span text:style-name="T1">These get into your feet from</text:span></text:p>
            <text:p><text:span text:style-name="T9">the SANd.</text:span></text:p>
          </table:table-cell>
        </table:table-row>
        <table:table-row table:style-name="ro2">
          <table:table-cell table:style-name="ce2" office:value-type="string">
            <text:p>Brain cysts, seizures</text:p>
          </table:table-cell>
          <table:table-cell office:value-type="string">
            <text:p>aenia solium (cysticercosis)</text:p>
          </table:table-cell>
        </table:table-row>
        <table:table-row table:style-name="ro2">
          <table:table-cell table:style-name="ce2" office:value-type="string">
            <text:p>Liver cysts</text:p>
          </table:table-cell>
          <table:table-cell office:value-type="string">
            <text:p>Echinococcus granulosus</text:p>
          </table:table-cell>
        </table:table-row>
        <table:table-row table:style-name="ro2">
          <table:table-cell table:style-name="ce7" office:value-type="string">
            <text:p><text:span text:style-name="T1">B</text:span><text:span text:style-name="T2">12 </text:span><text:span text:style-name="T1">deficiency</text:span></text:p>
          </table:table-cell>
          <table:table-cell office:value-type="string">
            <text:p>Diphyllobothrium latum</text:p>
          </table:table-cell>
        </table:table-row>
        <table:table-row table:style-name="ro2">
          <table:table-cell table:style-name="ce2" office:value-type="string">
            <text:p>Biliary tract disease</text:p>
          </table:table-cell>
          <table:table-cell office:value-type="string">
            <text:p>Clonorchis sinensis</text:p>
          </table:table-cell>
        </table:table-row>
        <table:table-row table:style-name="ro2">
          <table:table-cell table:style-name="ce2" office:value-type="string">
            <text:p>Hemoptysis</text:p>
          </table:table-cell>
          <table:table-cell office:value-type="string">
            <text:p>Paragonimus westermani</text:p>
          </table:table-cell>
        </table:table-row>
        <table:table-row table:style-name="ro2">
          <table:table-cell table:style-name="ce2" office:value-type="string">
            <text:p>Portal hypertension</text:p>
          </table:table-cell>
          <table:table-cell office:value-type="string">
            <text:p>Schistosoma mansoni</text:p>
          </table:table-cell>
        </table:table-row>
        <table:table-row table:style-name="ro2">
          <table:table-cell table:style-name="ce2" office:value-type="string">
            <text:p>Hematuria, bladder cancer</text:p>
          </table:table-cell>
          <table:table-cell office:value-type="string">
            <text:p>Schistosoma haematobium</text:p>
          </table:table-cell>
        </table:table-row>
        <table:table-row table:style-name="ro2">
          <table:table-cell table:style-name="ce2" office:value-type="string">
            <text:p>Microcytic anemia</text:p>
          </table:table-cell>
          <table:table-cell office:value-type="string">
            <text:p>Ancylostoma, Necator</text:p>
          </table:table-cell>
        </table:table-row>
        <table:table-row table:style-name="ro2">
          <table:table-cell table:style-name="ce2" office:value-type="string">
            <text:p>Perianal pruritus</text:p>
          </table:table-cell>
          <table:table-cell table:style-name="ce4" office:value-type="string">
            <text:p>Enterobius</text:p>
          </table:table-cell>
        </table:table-row>
        <table:table-row table:style-name="ro2">
          <table:table-cell table:style-name="ce2" office:value-type="string">
            <text:p>Typhoid fever–</text:p>
          </table:table-cell>
          <table:table-cell office:value-type="string">
            <text:p>caused by bacterium Salmonella typhi.</text:p>
          </table:table-cell>
        </table:table-row>
        <table:table-row table:style-name="ro2">
          <table:table-cell table:style-name="ce4" office:value-type="string">
            <text:p>Typhus</text:p>
          </table:table-cell>
          <table:table-cell office:value-type="string">
            <text:p>caused by bacteria Rickettsia rickettsii (endemic) and Rickettsia prowazekii</text:p>
          </table:table-cell>
        </table:table-row>
        <table:table-row table:style-name="ro2">
          <table:table-cell/>
          <table:table-cell office:value-type="string">
            <text:p>(epidemic).</text:p>
          </table:table-cell>
        </table:table-row>
        <table:table-row table:style-name="ro2">
          <table:table-cell table:style-name="ce2" office:value-type="string">
            <text:p>Chlamydia trachomatis</text:p>
          </table:table-cell>
          <table:table-cell office:value-type="string">
            <text:p>bacteria, STD.</text:p>
          </table:table-cell>
        </table:table-row>
        <table:table-row table:style-name="ro2">
          <table:table-cell table:style-name="ce2" office:value-type="string">
            <text:p>Treponema–</text:p>
          </table:table-cell>
          <table:table-cell office:value-type="string">
            <text:p>spirochete; causes syphilis (T. pallidum) or yaws (T. pertenue).</text:p>
          </table:table-cell>
        </table:table-row>
        <table:table-row table:style-name="ro2">
          <table:table-cell table:style-name="ce2" office:value-type="string">
            <text:p>Trichomonas vaginalis</text:p>
          </table:table-cell>
          <table:table-cell office:value-type="string">
            <text:p>protozoan, STD.</text:p>
          </table:table-cell>
        </table:table-row>
        <table:table-row table:style-name="ro2">
          <table:table-cell table:style-name="ce2" office:value-type="string">
            <text:p>Trypanosoma</text:p>
          </table:table-cell>
          <table:table-cell office:value-type="string">
            <text:p>protozoan, causes Chagas’ disease (T. cruzi) or African sleeping sickness.</text:p>
          </table:table-cell>
        </table:table-row>
        <table:table-row table:style-name="ro2">
          <table:table-cell table:style-name="ce2" office:value-type="string">
            <text:p>Toxoplasma–</text:p>
          </table:table-cell>
          <table:table-cell office:value-type="string">
            <text:p>protozoan, a TORCH infection.</text:p>
          </table:table-cell>
        </table:table-row>
        <table:table-row table:style-name="ro2">
          <table:table-cell table:style-name="ce2" office:value-type="string">
            <text:p>Trichinella spiralis–</text:p>
          </table:table-cell>
          <table:table-cell office:value-type="string">
            <text:p>nematode in undercooked meat.</text:p>
          </table:table-cell>
        </table:table-row>
        <table:table-row table:style-name="ro2">
          <table:table-cell table:style-name="ce1" office:value-type="string">
            <text:p>Viral envelopes</text:p>
          </table:table-cell>
          <table:table-cell office:value-type="string">
            <text:p>Naked (nonenveloped) viruses include Calicivirus, Picornavirus, Reovirus, Parvovirus, Adenovirus, Papilloma, and Polyoma.</text:p>
          </table:table-cell>
        </table:table-row>
        <table:table-row table:style-name="ro2">
          <table:table-cell/>
          <table:table-cell office:value-type="string">
            <text:p>Generally, enveloped viruses acquire their envelopes from plasma membrane when they exit from cell. Exceptions are herpesviruses, which acquire envelopes from nuclear membrane.</text:p>
          </table:table-cell>
        </table:table-row>
        <table:table-row table:style-name="ro2">
          <table:table-cell/>
          <table:table-cell office:value-type="string">
            <text:p>Naked CPR and PAPP smear.</text:p>
          </table:table-cell>
        </table:table-row>
        <table:table-row table:style-name="ro2">
          <table:table-cell table:style-name="ce1" office:value-type="string">
            <text:p>Viral replication</text:p>
          </table:table-cell>
          <table:table-cell office:value-type="string">
            <text:p>All DNA virus replicate in the nucleus (except poxvirus). All RNA virus replicate in the cytoplasm (except influenza virus and retroviruses).</text:p>
          </table:table-cell>
        </table:table-row>
        <table:table-row table:style-name="ro2">
          <table:table-cell table:style-name="ce2" office:value-type="string">
            <text:p>DNA enveloped viruses</text:p>
          </table:table-cell>
          <table:table-cell office:value-type="string">
            <text:p>Herpesviruses (HSV types 1 and 2, VZV, CMV, EBV), HBV, smallpox virus</text:p>
          </table:table-cell>
        </table:table-row>
        <table:table-row table:style-name="ro2">
          <table:table-cell table:style-name="ce2" office:value-type="string">
            <text:p>DNA nucleocapsid viruses</text:p>
          </table:table-cell>
          <table:table-cell office:value-type="string">
            <text:p>Adenovirus, papillomaviruses, parvovirus</text:p>
          </table:table-cell>
        </table:table-row>
        <table:table-row table:style-name="ro2">
          <table:table-cell table:style-name="ce2" office:value-type="string">
            <text:p>RNA enveloped viruses</text:p>
          </table:table-cell>
          <table:table-cell office:value-type="string">
            <text:p>Influenza virus, parainfluenza virus, RSV, measles virus, mumps virus, rubella virus, rabies virus, HTLV, HIV</text:p>
          </table:table-cell>
        </table:table-row>
        <table:table-row table:style-name="ro2">
          <table:table-cell table:style-name="ce2" office:value-type="string">
            <text:p>RNA nucleocapsid viruses</text:p>
          </table:table-cell>
          <table:table-cell table:style-name="ce4" office:value-type="string">
            <text:p>Enteroviruses (poliovirus, coxsackievirus, echovirus, HAV), rhinovirus, reovirus (rotavirus)</text:p>
          </table:table-cell>
        </table:table-row>
        <table:table-row table:style-name="ro2">
          <table:table-cell table:style-name="ce1" office:value-type="string">
            <text:p>DNA virus characteristics</text:p>
          </table:table-cell>
          <table:table-cell office:value-type="string">
            <text:p>Some general rules––all DNA viruses: 1. Are HHAPPPPy viruses</text:p>
          </table:table-cell>
        </table:table-row>
        <table:table-row table:style-name="ro2">
          <table:table-cell/>
          <table:table-cell office:value-type="string">
            <text:p>2. Aredoublestranded 3. Are linear</text:p>
          </table:table-cell>
        </table:table-row>
        <table:table-row table:style-name="ro2">
          <table:table-cell/>
          <table:table-cell office:value-type="string">
            <text:p>4. Are icosahedral 5. Replicate in the nucleus</text:p>
          </table:table-cell>
        </table:table-row>
        <table:table-row table:style-name="ro2">
          <table:table-cell/>
          <table:table-cell office:value-type="string">
            <text:p>Hepadna, Herpes, Adeno, Pox, Parvo, Papilloma, Polyoma.</text:p>
          </table:table-cell>
        </table:table-row>
        <table:table-row table:style-name="ro2">
          <table:table-cell/>
          <table:table-cell office:value-type="string">
            <text:p>EXCEPTparvo(singlestranded). EXCEPT papilloma and polyoma</text:p>
          </table:table-cell>
        </table:table-row>
        <table:table-row table:style-name="ro2">
          <table:table-cell/>
          <table:table-cell office:value-type="string">
            <text:p>(circular, supercoiled) and</text:p>
          </table:table-cell>
        </table:table-row>
        <table:table-row table:style-name="ro2">
          <table:table-cell/>
          <table:table-cell office:value-type="string">
            <text:p>hepadna (circular, incomplete). EXCEPT pox (complex). EXCEPT pox (carries own</text:p>
          </table:table-cell>
        </table:table-row>
        <table:table-row table:style-name="ro2">
          <table:table-cell/>
          <table:table-cell office:value-type="string">
            <text:p>DNA-dependent RNA</text:p>
          </table:table-cell>
        </table:table-row>
        <table:table-row table:style-name="ro2">
          <table:table-cell/>
          <table:table-cell office:value-type="string">
            <text:p>polymerase).</text:p>
          </table:table-cell>
        </table:table-row>
        <table:table-row table:style-name="ro2">
          <table:table-cell table:style-name="ce1" office:value-type="string">
            <text:p>Viral vaccines</text:p>
          </table:table-cell>
          <table:table-cell office:value-type="string">
            <text:p>Live attenuated vaccines induce humoral and cell- mediated immunity but have reverted to virulence on rare occasions. Killed vaccines induce only humoral immunity but are stable.</text:p>
          </table:table-cell>
        </table:table-row>
        <table:table-row table:style-name="ro2">
          <table:table-cell/>
          <table:table-cell office:value-type="string">
            <text:p>Live attenuated––measles, mumps, rubella, Sabin polio, VZV, yellow fever, smallpox.</text:p>
          </table:table-cell>
        </table:table-row>
        <table:table-row table:style-name="ro2">
          <table:table-cell/>
          <table:table-cell office:value-type="string">
            <text:p>Killed––Rabies, Influenza, Salk Polio, and HAV </text:p>
          </table:table-cell>
        </table:table-row>
        <table:table-row table:style-name="ro3">
          <table:table-cell/>
          <table:table-cell table:style-name="ce10" office:value-type="string">
            <text:p><text:span text:style-name="T1">Recombinant––HBV (antigen </text:span><text:span text:style-name="T3">= </text:span><text:span text:style-name="T1">recombinant HBsAg).</text:span></text:p>
          </table:table-cell>
        </table:table-row>
        <table:table-row table:style-name="ro2">
          <table:table-cell table:style-name="ce2" office:value-type="string">
            <text:p>Penicillin, ampicillin, ticarcillin, piperacillin, imipenem, aztreonam, cephalosporins</text:p>
          </table:table-cell>
          <table:table-cell table:style-name="ce4" office:value-type="string">
            <text:p>Block cell wall synthesis by inhibition of peptidoglycan cross-linking</text:p>
          </table:table-cell>
        </table:table-row>
        <table:table-row table:style-name="ro2">
          <table:table-cell table:style-name="ce2" office:value-type="string">
            <text:p>Bacitracin, vancomycin</text:p>
          </table:table-cell>
          <table:table-cell office:value-type="string">
            <text:p>Block peptidoglycan synthesis</text:p>
          </table:table-cell>
        </table:table-row>
        <table:table-row table:style-name="ro2">
          <table:table-cell table:style-name="ce2" office:value-type="string">
            <text:p>Polymyxins</text:p>
          </table:table-cell>
          <table:table-cell office:value-type="string">
            <text:p>Disrupt bacterial cell membranes</text:p>
          </table:table-cell>
        </table:table-row>
        <table:table-row table:style-name="ro2">
          <table:table-cell table:style-name="ce2" office:value-type="string">
            <text:p>Sulfonamides, trimethoprim</text:p>
          </table:table-cell>
          <table:table-cell office:value-type="string">
            <text:p>Block nucleotide synthesis</text:p>
          </table:table-cell>
        </table:table-row>
        <table:table-row table:style-name="ro2">
          <table:table-cell table:style-name="ce2" office:value-type="string">
            <text:p>uinolones</text:p>
          </table:table-cell>
          <table:table-cell office:value-type="string">
            <text:p>Block DNA topoisomerases</text:p>
          </table:table-cell>
        </table:table-row>
        <table:table-row table:style-name="ro2">
          <table:table-cell table:style-name="ce2" office:value-type="string">
            <text:p>Rifampin</text:p>
          </table:table-cell>
          <table:table-cell office:value-type="string">
            <text:p>Block mRNA synthesis</text:p>
          </table:table-cell>
        </table:table-row>
        <table:table-row table:style-name="ro2">
          <table:table-cell table:style-name="ce2" office:value-type="string">
            <text:p>Chloramphenicol, macrolides, clindamycin, streptogramins (quinupristin, dalfopristin), linezolid</text:p>
          </table:table-cell>
          <table:table-cell table:style-name="ce4" office:value-type="string">
            <text:p>Block protein synthesis at 50S ribosomal subunit</text:p>
          </table:table-cell>
        </table:table-row>
        <table:table-row table:style-name="ro2">
          <table:table-cell table:style-name="ce2" office:value-type="string">
            <text:p>Aminoglycosides, tetracyclines</text:p>
          </table:table-cell>
          <table:table-cell office:value-type="string">
            <text:p>Block protein synthesis at 30S ribosomal subunit</text:p>
          </table:table-cell>
        </table:table-row>
        <table:table-row table:style-name="ro2">
          <table:table-cell table:style-name="ce1" office:value-type="string">
            <text:p>Antibiotics to avoid in pregnancy</text:p>
          </table:table-cell>
          <table:table-cell office:value-type="string">
            <text:p>Sulfonamides––kernicterus. Aminoglycosides––ototoxicity. Fluoroquinolones––cartilage damage. Erythromycin––acute cholestatic hepatitis in mom</text:p>
          </table:table-cell>
        </table:table-row>
        <table:table-row table:style-name="ro2">
          <table:table-cell/>
          <table:table-cell office:value-type="string">
            <text:p>(and clarithromycin––embryotoxic). Metronidazole––mutagenesis. Tetracyclines––discolored teeth, inhibition of bone</text:p>
          </table:table-cell>
        </table:table-row>
        <table:table-row table:style-name="ro2">
          <table:table-cell/>
          <table:table-cell office:value-type="string">
            <text:p>growth. Ribavirin (antiviral)––teratogenic. Griseofulvin (antifungal)––teratogenic. Chloramphenicol––“gray baby.”</text:p>
          </table:table-cell>
        </table:table-row>
        <table:table-row table:style-name="ro2">
          <table:table-cell table:style-name="ce1" office:value-type="string">
            <text:p>Interferons</text:p>
          </table:table-cell>
          <table:table-cell office:value-type="string">
            <text:p>Glycoproteins from human leukocytes that block various stages of viral RNA and DNA synthesis. Induce ribonuclease that degrades viral mRNA.</text:p>
          </table:table-cell>
        </table:table-row>
        <table:table-row table:style-name="ro3">
          <table:table-cell/>
          <table:table-cell table:style-name="ce10" office:value-type="string">
            <text:p><text:span text:style-name="T1">IFN-</text:span><text:span text:style-name="T3">α</text:span><text:span text:style-name="T1">––chronic hepatitis B and C, Kaposi’s sarcoma. IFN-</text:span><text:span text:style-name="T3">β</text:span><text:span text:style-name="T1">––MS. IFN-</text:span><text:span text:style-name="T3">γ</text:span><text:span text:style-name="T1">––NADPH oxidase deficiency.</text:span></text:p>
          </table:table-cell>
        </table:table-row>
        <table:table-row table:style-name="ro2">
          <table:table-cell table:style-name="ce2" office:value-type="string">
            <text:p>Enfuvirtide.</text:p>
          </table:table-cell>
          <table:table-cell office:value-type="string">
            <text:p>Bind viral gp41 subunit; inhibit conformational</text:p>
          </table:table-cell>
        </table:table-row>
        <table:table-row table:style-name="ro2">
          <table:table-cell/>
          <table:table-cell office:value-type="string">
            <text:p>change required for fusion with CD4 cells.</text:p>
          </table:table-cell>
        </table:table-row>
        <table:table-row table:style-name="ro2">
          <table:table-cell/>
          <table:table-cell office:value-type="string">
            <text:p>Therefore block entry and subsequent replication.</text:p>
          </table:table-cell>
        </table:table-row>
        <table:table-row table:style-name="ro4">
          <table:table-cell table:style-name="ce2" office:value-type="string">
            <text:p>Non-nucleosides</text:p>
          </table:table-cell>
          <table:table-cell office:value-type="string">
            <text:p>Nevirapine, Efavirenz, Delavirdine.<text:span text:style-name="T1">Preferentially inhibit reverse transcriptase of HIV;</text:span></text:p>
            <text:p><text:span text:style-name="T9">prevent incorporation of DNA copy of viral</text:span></text:p>
            <text:p><text:span text:style-name="T9">genome into host DNA.</text:span></text:p>
          </table:table-cell>
        </table:table-row>
        <table:table-row table:style-name="ro2">
          <table:table-cell table:style-name="ce2" office:value-type="string">
            <text:p>rotease inhibitors</text:p>
          </table:table-cell>
          <table:table-cell office:value-type="string">
            <text:p>Saquinavir, ritonavir, indinavir, nelfinavir, amprenavir.</text:p>
          </table:table-cell>
        </table:table-row>
        <table:table-row table:style-name="ro2">
          <table:table-cell/>
          <table:table-cell office:value-type="string">
            <text:p>Inhibit assembly of new virus by blocking protease in progeny virions.</text:p>
          </table:table-cell>
        </table:table-row>
        <table:table-row table:style-name="ro2">
          <table:table-cell/>
          <table:table-cell office:value-type="string">
            <text:p>GI intolerance (nausea, diarrhea), hyperglycemia, lipodystrophy, thrombocytopenia (indinavir).</text:p>
          </table:table-cell>
        </table:table-row>
        <table:table-row table:style-name="ro2">
          <table:table-cell table:style-name="ce1" office:value-type="string">
            <text:p>Foscarnet</text:p>
          </table:table-cell>
          <table:table-cell office:value-type="string">
            <text:p>Viral DNA polymerase inhibitor that binds to the FOScarnet = pyroFOSphate pyrophosphate-binding site of the enzyme. Does analog. not require activation by viral kinase.</text:p>
          </table:table-cell>
        </table:table-row>
        <table:table-row table:style-name="ro2">
          <table:table-cell/>
          <table:table-cell office:value-type="string">
            <text:p>CMV retinitis in immunocompromised patients when ganciclovir fails; acyclovir-resistant HSV.</text:p>
          </table:table-cell>
        </table:table-row>
        <table:table-row table:style-name="ro2">
          <table:table-cell/>
          <table:table-cell office:value-type="string">
            <text:p>Nephrotoxicity. Mutated DNA polymerase.</text:p>
          </table:table-cell>
        </table:table-row>
        <table:table-row table:style-name="ro2">
          <table:table-cell table:style-name="ce1" office:value-type="string">
            <text:p>Ganciclovir</text:p>
          </table:table-cell>
          <table:table-cell office:value-type="string">
            <text:p>5’-monophosphate formed by a CMV viral kinase or HSV/VZV thymidine kinase. Triphosphate formed by cellular kinases. Preferentially inhibits viral DNA polymerase.</text:p>
          </table:table-cell>
        </table:table-row>
        <table:table-row table:style-name="ro2">
          <table:table-cell/>
          <table:table-cell office:value-type="string">
            <text:p>CMV, especially in immunocompromised patients. Leukopenia, neutropenia, thrombocytopenia, renal toxicity. More toxic to host enzymes</text:p>
          </table:table-cell>
        </table:table-row>
        <table:table-row table:style-name="ro2">
          <table:table-cell/>
          <table:table-cell office:value-type="string">
            <text:p>than acyclovir. Mutated CMV DNA polymerase or lack of viral kinase.</text:p>
          </table:table-cell>
        </table:table-row>
        <table:table-row table:style-name="ro2">
          <table:table-cell table:style-name="ce1" office:value-type="string">
            <text:p>Acyclovir</text:p>
          </table:table-cell>
          <table:table-cell office:value-type="string">
            <text:p>Monophosphorylated by HSV/VZV thymidine kinase. Triphosphate formed by cellular enzymes. Preferentially inhibits viral DNA polymerase by chain termination.</text:p>
          </table:table-cell>
        </table:table-row>
        <table:table-row table:style-name="ro2">
          <table:table-cell/>
          <table:table-cell office:value-type="string">
            <text:p>HSV, VZV, EBV. Used for HSV-induced mucocutaneous and genital lesions as well as for encephalitis. Prophylaxis in immunocompromised patients. For herpes zoster, use a related agent, famciclovir. No effect on latent forms of HSV and VZV.</text:p>
          </table:table-cell>
        </table:table-row>
        <table:table-row table:style-name="ro2">
          <table:table-cell/>
          <table:table-cell office:value-type="string">
            <text:p>Generally well tolerated. Lack of thymidine kinase.</text:p>
          </table:table-cell>
        </table:table-row>
        <table:table-row table:style-name="ro2">
          <table:table-cell table:style-name="ce1" office:value-type="string">
            <text:p>Ribavirin</text:p>
          </table:table-cell>
          <table:table-cell office:value-type="string">
            <text:p>nhibits synthesis of guanine nucleotides by competitively inhibiting IMP dehydrogenase. RSV, chronic hepatitis C. Hemolytic anemia. Severe teratogen.</text:p>
          </table:table-cell>
        </table:table-row>
        <table:table-row table:style-name="ro2">
          <table:table-cell table:style-name="ce1" office:value-type="string">
            <text:p>Zanamivir, oseltamivir</text:p>
          </table:table-cell>
          <table:table-cell office:value-type="string">
            <text:p>Inhibit influenza neuraminidase, decreasing the release of progeny virus. Both influenza A and B.</text:p>
          </table:table-cell>
        </table:table-row>
        <table:table-row table:style-name="ro2">
          <table:table-cell table:style-name="ce1" office:value-type="string">
            <text:p>Amantadine</text:p>
          </table:table-cell>
          <table:table-cell office:value-type="string">
            <text:p>Blocks viral penetration/uncoating (M2 protein); may buffer pH of endosome. Also causes the release of dopamine from intact nerve terminals.</text:p>
          </table:table-cell>
        </table:table-row>
        <table:table-row table:style-name="ro2">
          <table:table-cell/>
          <table:table-cell office:value-type="string">
            <text:p>Prophylaxis and treatment for influenza A; Parkinson’s disease.</text:p>
          </table:table-cell>
        </table:table-row>
        <table:table-row table:style-name="ro2">
          <table:table-cell/>
          <table:table-cell office:value-type="string">
            <text:p>Ataxia, dizziness, slurred speech. Mutated M2 protein. 90% of all influenza A strains</text:p>
          </table:table-cell>
        </table:table-row>
        <table:table-row table:style-name="ro2">
          <table:table-cell/>
          <table:table-cell office:value-type="string">
            <text:p>are resistant to amantadine, so not used.</text:p>
          </table:table-cell>
        </table:table-row>
        <table:table-row table:style-name="ro2">
          <table:table-cell table:style-name="ce1" office:value-type="string">
            <text:p>Griseofulvin</text:p>
          </table:table-cell>
          <table:table-cell office:value-type="string">
            <text:p>Interferes with microtubule function; disrupts mitosis. Deposits in keratin-containing tissues (e.g., nails).</text:p>
          </table:table-cell>
        </table:table-row>
        <table:table-row table:style-name="ro2">
          <table:table-cell/>
          <table:table-cell office:value-type="string">
            <text:p>Oral treatment of superficial infections; inhibits growth of dermatophytes (tinea, ringworm).</text:p>
          </table:table-cell>
        </table:table-row>
        <table:table-row table:style-name="ro3">
          <table:table-cell/>
          <table:table-cell table:style-name="ce10" office:value-type="string">
            <text:p><text:span text:style-name="T1">Teratogenic, carcinogenic, confusion, headaches, </text:span><text:span text:style-name="T3">↑ </text:span><text:span text:style-name="T1">P-450 and warfarin metabolism.</text:span></text:p>
          </table:table-cell>
        </table:table-row>
        <table:table-row table:style-name="ro2">
          <table:table-cell table:style-name="ce1" office:value-type="string">
            <text:p>Terbinafine</text:p>
          </table:table-cell>
          <table:table-cell office:value-type="string">
            <text:p>Inhibits the fungal enzyme squalene epoxidase. Used to treat dermatophytoses (especially onychomycosis).</text:p>
          </table:table-cell>
        </table:table-row>
        <table:table-row table:style-name="ro2">
          <table:table-cell table:style-name="ce1" office:value-type="string">
            <text:p>Caspofungin</text:p>
          </table:table-cell>
          <table:table-cell office:value-type="string">
            <text:p>Inhibits cell wall synthesis. Invasive aspergillosis. GI upset, flushing.</text:p>
          </table:table-cell>
        </table:table-row>
        <table:table-row table:style-name="ro2">
          <table:table-cell table:style-name="ce1" office:value-type="string">
            <text:p>Flucytosine</text:p>
          </table:table-cell>
          <table:table-cell office:value-type="string">
            <text:p>Inhibits DNA synthesis by conversion to fluorouracil, which competes with uracil. Used in systemic fungal infections (e.g., Candida, Cryptococcus) in combination with</text:p>
          </table:table-cell>
        </table:table-row>
        <table:table-row table:style-name="ro2">
          <table:table-cell/>
          <table:table-cell office:value-type="string">
            <text:p>amphotericin B. Nausea, vomiting, diarrhea, bone marrow suppression.</text:p>
          </table:table-cell>
        </table:table-row>
        <table:table-row table:style-name="ro2">
          <table:table-cell table:style-name="ce1" office:value-type="string">
            <text:p>Azoles</text:p>
          </table:table-cell>
          <table:table-cell office:value-type="string">
            <text:p>Fluconazole, ketoconazole, clotrimazole, miconazole, itraconazole, voriconazole. Inhibit fungal steroid (ergosterol) synthesis. Systemic mycoses. Fluconazole for cryptococcal meningitis in AIDS patients (because it</text:p>
          </table:table-cell>
        </table:table-row>
        <table:table-row table:style-name="ro2">
          <table:table-cell/>
          <table:table-cell office:value-type="string">
            <text:p>can cross blood-brain barrier) and candidal infections of all types (i.e., yeast infections). Ketoconazole for Blastomyces, Coccidioides, Histoplasma, Candida albicans; hypercortisolism. Clotrimazole and miconazole for topical fungal infections.</text:p>
          </table:table-cell>
        </table:table-row>
        <table:table-row table:style-name="ro2">
          <table:table-cell/>
          <table:table-cell office:value-type="string">
            <text:p>Hormone synthesis inhibition (gynecomastia), liver dysfunction (inhibits cytochrome P-450), fever, chills.</text:p>
          </table:table-cell>
        </table:table-row>
        <table:table-row table:style-name="ro2">
          <table:table-cell table:style-name="ce6" office:value-type="string">
            <text:p>Nystatin</text:p>
          </table:table-cell>
          <table:table-cell office:value-type="string">
            <text:p>Binds to ergosterol, disrupting fungal membranes. Too toxic for systemic use. “Swish and swallow” for oral candidiasis (thrush); topical for diaper rash or vaginal</text:p>
          </table:table-cell>
        </table:table-row>
        <table:table-row table:style-name="ro2">
          <table:table-cell/>
          <table:table-cell office:value-type="string">
            <text:p>candidiasis.</text:p>
          </table:table-cell>
        </table:table-row>
        <table:table-row table:style-name="ro3">
          <table:table-cell table:style-name="ce2" office:value-type="string">
            <text:p>Penicillins/ cephalosporins</text:p>
          </table:table-cell>
          <table:table-cell table:style-name="ce12" office:value-type="string">
            <text:p><text:span text:style-name="T10">β</text:span><text:span text:style-name="T11">-lactamase cleavage of </text:span><text:span text:style-name="T10">β</text:span><text:span text:style-name="T11">-lactam ring, or altered PBP in case of MRSA</text:span></text:p>
          </table:table-cell>
        </table:table-row>
        <table:table-row table:style-name="ro2">
          <table:table-cell office:value-type="string">
            <text:p>Aminoglycosides</text:p>
          </table:table-cell>
          <table:table-cell table:style-name="ce13" office:value-type="string">
            <text:p>Modification via acetylation</text:p>
          </table:table-cell>
        </table:table-row>
        <table:table-row table:style-name="ro3">
          <table:table-cell office:value-type="string">
            <text:p><text:s/>Vancomycin</text:p>
          </table:table-cell>
          <table:table-cell table:style-name="ce10" office:value-type="string">
            <text:p><text:span text:style-name="T1">Terminal D-ala of cell wall component replaced with D-lac; </text:span><text:span text:style-name="T3">↓ </text:span><text:span text:style-name="T1">affinity</text:span></text:p>
          </table:table-cell>
        </table:table-row>
        <table:table-row table:style-name="ro2">
          <table:table-cell office:value-type="string">
            <text:p>Chloramphenicol</text:p>
          </table:table-cell>
          <table:table-cell office:value-type="string">
            <text:p>Modification via acetylation</text:p>
          </table:table-cell>
        </table:table-row>
        <table:table-row table:style-name="ro2">
          <table:table-cell office:value-type="string">
            <text:p><text:s/>Macrolides </text:p>
          </table:table-cell>
          <table:table-cell office:value-type="string">
            <text:p>Methylation of rRNA near erythromycin’s ribosome-binding site</text:p>
          </table:table-cell>
        </table:table-row>
        <table:table-row table:style-name="ro3">
          <table:table-cell office:value-type="string">
            <text:p>Tetracycline</text:p>
          </table:table-cell>
          <table:table-cell table:style-name="ce10" office:value-type="string">
            <text:p><text:span text:style-name="T3">↓ </text:span><text:span text:style-name="T1">uptake or </text:span><text:span text:style-name="T3">↑ </text:span><text:span text:style-name="T1">transport out of cell</text:span></text:p>
          </table:table-cell>
        </table:table-row>
        <table:table-row table:style-name="ro3">
          <table:table-cell office:value-type="string">
            <text:p><text:s/>Sulfonamides </text:p>
          </table:table-cell>
          <table:table-cell table:style-name="ce10" office:value-type="string">
            <text:p><text:span text:style-name="T1">Altered enzyme (bacterial dihydropteroate synthetase), </text:span><text:span text:style-name="T3">↓ </text:span><text:span text:style-name="T1">uptake, or </text:span><text:span text:style-name="T3">↑ </text:span><text:span text:style-name="T1">PABA synthesis</text:span></text:p>
          </table:table-cell>
        </table:table-row>
        <table:table-row table:style-name="ro2">
          <table:table-cell table:style-name="ce8" office:value-type="string">
            <text:p><text:s/>Quinolones</text:p>
          </table:table-cell>
          <table:table-cell office:value-type="string">
            <text:p>Altered gyrase or reduced uptake</text:p>
          </table:table-cell>
        </table:table-row>
      </table:table>
      <table:table table:name="Sheet2" table:style-name="ta1" table:print="false">
        <table:table-column table:style-name="co3" table:default-cell-style-name="Default"/>
        <table:table-row table:style-name="ro1">
          <table:table-cell/>
        </table:table-row>
      </table:table>
      <table:table table:name="Sheet3" table:style-name="ta1" table:print="false">
        <table:table-column table:style-name="co3"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 svg:font-family="Symbol"/>
    <style:font-face style:name="Times-Roman" svg:font-family="Times-Roman" style:font-family-generic="roman"/>
    <style:font-face style:name="Helvetica" svg:font-family="Helvetica" style:font-family-generic="swiss"/>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7-19">07/19/2010</text:date>, <text:time>22:32:2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nicole  tang</meta:initial-creator>
    <meta:creation-date>2010-07-17T18:26:05</meta:creation-date>
    <dc:date>2010-07-19T22:32:23</dc:date>
    <dc:creator>Jianshi Huang</dc:creator>
    <meta:editing-duration>PT03H58M03S</meta:editing-duration>
    <meta:editing-cycles>5</meta:editing-cycles>
    <meta:generator>OpenOffice.org/3.2$Unix OpenOffice.org_project/320m12$Build-9483</meta:generator>
    <meta:document-statistic meta:table-count="3" meta:cell-count="438" meta:object-count="0"/>
  </office:meta>
</office:document-meta>
</file>